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Roboto" svg:font-family="Roboto"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69.36pt" fo:break-before="auto" style:use-optimal-row-height="true"/>
    </style:style>
    <style:style style:name="ro15" style:family="table-row">
      <style:table-row-properties style:row-height="36.54pt" fo:break-before="auto" style:use-optimal-row-height="false"/>
    </style:style>
    <style:style style:name="ro16" style:family="table-row">
      <style:table-row-properties style:row-height="35.09pt" fo:break-before="auto" style:use-optimal-row-height="true"/>
    </style:style>
    <style:style style:name="ro17" style:family="table-row">
      <style:table-row-properties style:row-height="225.61pt" fo:break-before="auto" style:use-optimal-row-height="true"/>
    </style:style>
    <style:style style:name="ro18" style:family="table-row">
      <style:table-row-properties style:row-height="91.3pt" fo:break-before="auto" style:use-optimal-row-height="true"/>
    </style:style>
    <style:style style:name="ro19" style:family="table-row">
      <style:table-row-properties style:row-height="124.64pt" fo:break-before="auto" style:use-optimal-row-height="true"/>
    </style:style>
    <style:style style:name="ro20" style:family="table-row">
      <style:table-row-properties style:row-height="46.49pt" fo:break-before="auto" style:use-optimal-row-height="true"/>
    </style:style>
    <style:style style:name="ro21" style:family="table-row">
      <style:table-row-properties style:row-height="180.85pt" fo:break-before="auto" style:use-optimal-row-height="true"/>
    </style:style>
    <style:style style:name="ro22" style:family="table-row">
      <style:table-row-properties style:row-height="57.91pt" fo:break-before="auto" style:use-optimal-row-height="true"/>
    </style:style>
    <style:style style:name="ro23" style:family="table-row">
      <style:table-row-properties style:row-height="248.46pt" fo:break-before="auto" style:use-optimal-row-height="true"/>
    </style:style>
    <style:style style:name="ro24" style:family="table-row">
      <style:table-row-properties style:row-height="54.4pt" fo:break-before="auto" style:use-optimal-row-height="true"/>
    </style:style>
    <style:style style:name="ro25" style:family="table-row">
      <style:table-row-properties style:row-height="114.09pt" fo:break-before="auto" style:use-optimal-row-height="true"/>
    </style:style>
    <style:style style:name="ro26" style:family="table-row">
      <style:table-row-properties style:row-height="102.7pt" fo:break-before="auto" style:use-optimal-row-height="true"/>
    </style:style>
    <style:style style:name="ro27" style:family="table-row">
      <style:table-row-properties style:row-height="24.55pt" fo:break-before="auto" style:use-optimal-row-height="true"/>
    </style:style>
    <style:style style:name="ro28" style:family="table-row">
      <style:table-row-properties style:row-height="460.91pt" fo:break-before="auto" style:use-optimal-row-height="true"/>
    </style:style>
    <style:style style:name="ro29" style:family="table-row">
      <style:table-row-properties style:row-height="158.91pt" fo:break-before="auto" style:use-optimal-row-height="true"/>
    </style:style>
    <style:style style:name="ro30" style:family="table-row">
      <style:table-row-properties style:row-height="214.21pt" fo:break-before="auto" style:use-optimal-row-height="true"/>
    </style:style>
    <style:style style:name="ro31" style:family="table-row">
      <style:table-row-properties style:row-height="270.4pt" fo:break-before="auto" style:use-optimal-row-height="true"/>
    </style:style>
    <style:style style:name="ro32" style:family="table-row">
      <style:table-row-properties style:row-height="192.25pt" fo:break-before="auto" style:use-optimal-row-height="true"/>
    </style:style>
    <style:style style:name="ro33" style:family="table-row">
      <style:table-row-properties style:row-height="147.46pt" fo:break-before="auto" style:use-optimal-row-height="true"/>
    </style:style>
    <style:style style:name="ro34" style:family="table-row">
      <style:table-row-properties style:row-height="203.64pt" fo:break-before="auto" style:use-optimal-row-height="true"/>
    </style:style>
    <style:style style:name="ta1" style:family="table" style:master-page-name="Default">
      <style:table-properties table:display="true" style:writing-mode="lr-tb"/>
    </style:style>
    <number:number-style style:name="N40000" number:language="sk" number:country="SK">
      <number:number number:min-integer-digits="1"/>
    </number:number-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weight="normal" style:font-size-asian="10pt" style:font-weight-asian="normal" style:font-size-complex="10pt" style:font-weight-complex="normal" fo:hyphenate="false"/>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weight="normal" style:font-size-asian="10pt" style:font-weight-asian="normal" style:font-size-complex="10pt" style:font-weight-complex="normal" fo:hyphenate="false"/>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fo:hyphenate="false"/>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weight="normal" style:font-name-asian="Mangal" style:font-size-asian="10pt" style:language-asian="hi" style:country-asian="IN" style:font-weight-asian="normal" style:font-name-complex="Courier New1" style:font-size-complex="10pt" style:font-weight-complex="normal" fo:hyphenate="false"/>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4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4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54" style:family="table-cell" style:parent-style-name="Default">
      <style:text-properties fo:language="sk" fo:country="SK"/>
    </style:style>
    <style:style style:name="ce5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5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Accanthis ADF Std No3"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1"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3"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6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6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68"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2"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7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name-complex="Tahoma" style:font-size-complex="10pt" style:font-style-complex="normal" style:font-weight-complex="normal" fo:hyphenate="false"/>
    </style:style>
    <style:style style:name="ce7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9"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80" style:family="table-cell" style:parent-style-name="Default">
      <style:table-cell-properties fo:wrap-option="wrap"/>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82"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8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size-asian="10pt" style:font-style-asian="normal" style:font-weight-asian="normal" style:font-size-complex="10pt" style:font-style-complex="normal" style:font-weight-complex="normal" fo:hyphenate="false"/>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style:font-size-asian="10pt" style:font-size-complex="10pt" fo:hyphenate="false"/>
    </style:style>
    <style:style style:name="ce8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91"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3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8" style:family="table-cell" style:parent-style-name="Default">
      <style:table-cell-properties fo:wrap-option="wrap" fo:border="0.06pt solid #000000" style:vertical-align="middle"/>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2"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4"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5"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fo:hyphenate="false"/>
    </style:style>
    <style:style style:name="ce166"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67"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70" style:family="table-cell" style:parent-style-name="Default" style:data-style-name="N40000">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1"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72" style:family="table-cell" style:parent-style-name="Default">
      <style:table-cell-properties style:cell-protect="none" style:print-content="true"/>
      <style:text-properties fo:language="sk" fo:country="SK"/>
    </style:style>
    <style:style style:name="ce173"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76"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78"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9"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0"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81"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2"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5"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Pivot_20_Table_20_Field">
      <style:table-cell-properties fo:border="none"/>
    </style:style>
    <style:style style:name="ce197" style:family="table-cell" style:parent-style-name="Pivot_20_Table_20_Category" style:data-style-name="N0">
      <style:table-cell-properties fo:border="none"/>
    </style:style>
    <style:style style:name="ce199"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202" style:family="table-cell" style:parent-style-name="Pivot_20_Table_20_Corner">
      <style:table-cell-properties fo:border="none"/>
    </style:style>
    <style:style style:name="ce203" style:family="table-cell" style:parent-style-name="Pivot_20_Table_20_Value" style:data-style-name="N0">
      <style:table-cell-properties fo:border="none"/>
    </style:style>
    <style:style style:name="ce204"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207" style:family="table-cell" style:parent-style-name="Pivot_20_Table_20_Field">
      <style:table-cell-properties fo:border-bottom="0.99pt solid #000000" fo:border-left="2.01pt solid #000000" fo:border-right="0.99pt solid #000000" fo:border-top="2.01pt solid #000000"/>
    </style:style>
    <style:style style:name="ce208" style:family="table-cell" style:parent-style-name="Pivot_20_Table_20_Category" style:data-style-name="N0">
      <style:table-cell-properties fo:border-bottom="none" fo:border-left="2.01pt solid #000000" fo:border-right="0.99pt solid #000000" fo:border-top="0.99pt solid #000000"/>
    </style:style>
    <style:style style:name="ce209" style:family="table-cell" style:parent-style-name="Pivot_20_Table_20_Category" style:data-style-name="N0">
      <style:table-cell-properties fo:border-bottom="none" fo:border-left="2.01pt solid #000000" fo:border-right="0.99pt solid #000000" fo:border-top="none"/>
    </style:style>
    <style:style style:name="ce210" style:family="table-cell" style:parent-style-name="Pivot_20_Table_20_Title" style:data-style-name="N0">
      <style:table-cell-properties fo:border-bottom="2.01pt solid #000000" fo:border-left="2.01pt solid #000000" fo:border-right="0.99pt solid #000000" fo:border-top="0.99pt solid #000000"/>
    </style:style>
    <style:style style:name="ce83" style:family="table-cell" style:parent-style-name="Pivot_20_Table_20_Field">
      <style:table-cell-properties fo:border="none"/>
    </style:style>
    <style:style style:name="ce212" style:family="table-cell" style:parent-style-name="Pivot_20_Table_20_Corner">
      <style:table-cell-properties fo:border-bottom="0.99pt solid #000000" fo:border-left="0.99pt solid #000000" fo:border-right="2.01pt solid #000000" fo:border-top="2.01pt solid #000000"/>
    </style:style>
    <style:style style:name="ce213" style:family="table-cell" style:parent-style-name="Pivot_20_Table_20_Value" style:data-style-name="N0">
      <style:table-cell-properties fo:border-bottom="none" fo:border-left="0.99pt solid #000000" fo:border-right="2.01pt solid #000000" fo:border-top="0.99pt solid #000000"/>
    </style:style>
    <style:style style:name="ce214" style:family="table-cell" style:parent-style-name="Pivot_20_Table_20_Value" style:data-style-name="N0">
      <style:table-cell-properties fo:border-bottom="none" fo:border-left="0.99pt solid #000000" fo:border-right="2.01pt solid #000000" fo:border-top="none"/>
    </style:style>
    <style:style style:name="ce215" style:family="table-cell" style:parent-style-name="Pivot_20_Table_20_Value" style:data-style-name="N0">
      <style:table-cell-properties fo:border-bottom="0.99pt solid #000000" fo:border-left="0.99pt solid #000000" fo:border-right="2.01pt solid #000000" fo:border-top="none"/>
    </style:style>
    <style:style style:name="ce216" style:family="table-cell" style:parent-style-name="Pivot_20_Table_20_Result" style:data-style-name="N0">
      <style:table-cell-properties fo:border-bottom="2.01pt solid #000000" fo:border-left="0.99pt solid #000000" fo:border-right="2.01pt solid #000000" fo:border-top="0.99pt solid #000000"/>
    </style:style>
    <style:style style:name="ce89"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6"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8"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9"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2"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3"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6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7"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2"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4" style:family="text">
      <style:text-properties fo:language="sk" fo:country="SK"/>
    </style:style>
    <style:style style:name="T75"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style>
    <style:style style:name="T76"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style:language-complex="hi" style:country-complex="IN" fo:language="sk" fo:country="SK"/>
    </style:style>
    <style:style style:name="T77"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style:language-complex="hi" style:country-complex="IN" fo:language="en" fo:country="US"/>
    </style:style>
    <style:style style:name="T78" style:family="text">
      <style:text-properties style:font-name-asian="Tahoma"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style:style>
    <style:style style:name="T79" style:family="text">
      <style:text-properties style:font-name-asian="Tahoma" style:language-complex="hi" style:country-complex="IN"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fo:language="sk" fo:country="SK"/>
    </style:style>
    <style:style style:name="T80" style:family="text">
      <style:text-properties style:font-name-asian="Tahoma" style:language-complex="hi" style:country-complex="IN"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fo:language="en" fo:country="US"/>
    </style:style>
    <style:style style:name="T81"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82"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83"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84"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105"/>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09" table:default-cell-style-name="ce105"/>
        <table:table-row table:style-name="ro1">
          <table:table-cell office:value-type="string" calcext:value-type="string">
            <text:p>Číslo</text:p>
            <text:p>Number</text:p>
          </table:table-cell>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1">[CRITICAL|HIGH</text:span></text:p>
            <text:p><text:span text:style-name="T1">|MEDIUM|LOW|NOTIFY]</text:span></text:p>
            <text:p>CCNA SEC STUDY GUIDE</text:p>
          </table:table-cell>
          <table:table-cell office:value-type="string" calcext:value-type="string">
            <text:p>Facility</text:p>
            <text:p>Zariadenie</text:p>
            <text:p><text:span text:style-name="T1">[R/L3SW|L2SW]</text:span></text:p>
          </table:table-cell>
          <table:table-cell office:value-type="string" calcext:value-type="string">
            <text:p>Facility layer</text:p>
            <text:p>Zariadenie operujúce na vrstve</text:p>
            <text:p><text:span text:style-name="T1">[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09"/>
        </table:table-row>
        <table:table-row table:style-name="ro2">
          <table:table-cell office:value-type="float" office:value="1" calcext:value-type="float">
            <text:p>1</text:p>
          </table:table-cell>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2" calcext:value-type="float">
            <text:p>2</text:p>
          </table:table-cell>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3" calcext:value-type="float">
            <text:p>3</text:p>
          </table:table-cell>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4" calcext:value-type="float">
            <text:p>4</text:p>
          </table:table-cell>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09"/>
        </table:table-row>
        <table:table-row table:style-name="ro2">
          <table:table-cell office:value-type="float" office:value="5" calcext:value-type="float">
            <text:p>5</text:p>
          </table:table-cell>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s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6" calcext:value-type="float">
            <text:p>6</text:p>
          </table:table-cell>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7" calcext:value-type="float">
            <text:p>7</text:p>
          </table:table-cell>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09"/>
        </table:table-row>
        <table:table-row table:style-name="ro2">
          <table:table-cell office:value-type="float" office:value="8" calcext:value-type="float">
            <text:p>8</text:p>
          </table:table-cell>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09"/>
        </table:table-row>
        <table:table-row table:style-name="ro5">
          <table:table-cell office:value-type="float" office:value="9" calcext:value-type="float">
            <text:p>9</text:p>
          </table:table-cell>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10" calcext:value-type="float">
            <text:p>10</text:p>
          </table:table-cell>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09"/>
        </table:table-row>
        <table:table-row table:style-name="ro2">
          <table:table-cell office:value-type="float" office:value="11" calcext:value-type="float">
            <text:p>11</text:p>
          </table:table-cell>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6">
          <table:table-cell office:value-type="float" office:value="12" calcext:value-type="float">
            <text:p>12</text:p>
          </table:table-cell>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5">
          <table:table-cell office:value-type="float" office:value="13" calcext:value-type="float">
            <text:p>13</text:p>
          </table:table-cell>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09"/>
        </table:table-row>
        <table:table-row table:style-name="ro7">
          <table:table-cell office:value-type="float" office:value="14" calcext:value-type="float">
            <text:p>14</text:p>
          </table:table-cell>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09"/>
        </table:table-row>
        <table:table-row table:style-name="ro2">
          <table:table-cell office:value-type="float" office:value="15" calcext:value-type="float">
            <text:p>15</text:p>
          </table:table-cell>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2">
          <table:table-cell office:value-type="float" office:value="16" calcext:value-type="float">
            <text:p>16</text:p>
          </table:table-cell>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09"/>
        </table:table-row>
        <table:table-row table:style-name="ro2">
          <table:table-cell office:value-type="float" office:value="17" calcext:value-type="float">
            <text:p>17</text:p>
          </table:table-cell>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09"/>
        </table:table-row>
        <table:table-row table:style-name="ro7">
          <table:table-cell office:value-type="float" office:value="18" calcext:value-type="float">
            <text:p>18</text:p>
          </table:table-cell>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09"/>
        </table:table-row>
        <table:table-row table:style-name="ro6">
          <table:table-cell office:value-type="float" office:value="19" calcext:value-type="float">
            <text:p>19</text:p>
          </table:table-cell>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4"/>
          <table:table-cell table:number-columns-repeated="1009"/>
        </table:table-row>
        <table:table-row table:style-name="ro6">
          <table:table-cell office:value-type="float" office:value="20" calcext:value-type="float">
            <text:p>20</text:p>
          </table:table-cell>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1" calcext:value-type="float">
            <text:p>21</text:p>
          </table:table-cell>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2" calcext:value-type="float">
            <text:p>22</text:p>
          </table:table-cell>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23" calcext:value-type="float">
            <text:p>23</text:p>
          </table:table-cell>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09"/>
        </table:table-row>
        <table:table-row table:style-name="ro6">
          <table:table-cell office:value-type="float" office:value="24" calcext:value-type="float">
            <text:p>24</text:p>
          </table:table-cell>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09"/>
        </table:table-row>
        <table:table-row table:style-name="ro6">
          <table:table-cell office:value-type="float" office:value="25" calcext:value-type="float">
            <text:p>25</text:p>
          </table:table-cell>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7">
          <table:table-cell office:value-type="float" office:value="26" calcext:value-type="float">
            <text:p>26</text:p>
          </table:table-cell>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3">
          <table:table-cell office:value-type="float" office:value="27" calcext:value-type="float">
            <text:p>27</text:p>
          </table:table-cell>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28" calcext:value-type="float">
            <text:p>28</text:p>
          </table:table-cell>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2">
          <table:table-cell office:value-type="float" office:value="29" calcext:value-type="float">
            <text:p>29</text:p>
          </table:table-cell>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30" calcext:value-type="float">
            <text:p>30</text:p>
          </table:table-cell>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6">
          <table:table-cell office:value-type="float" office:value="31" calcext:value-type="float">
            <text:p>31</text:p>
          </table:table-cell>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09"/>
        </table:table-row>
        <table:table-row table:style-name="ro2">
          <table:table-cell office:value-type="float" office:value="32" calcext:value-type="float">
            <text:p>32</text:p>
          </table:table-cell>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3"/>
        </table:table-row>
        <table:table-row table:style-name="ro7">
          <table:table-cell office:value-type="float" office:value="33" calcext:value-type="float">
            <text:p>33</text:p>
          </table:table-cell>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3"/>
        </table:table-row>
        <table:table-row table:style-name="ro6">
          <table:table-cell office:value-type="float" office:value="34" calcext:value-type="float">
            <text:p>34</text:p>
          </table:table-cell>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09"/>
        </table:table-row>
        <table:table-row table:style-name="ro7">
          <table:table-cell office:value-type="float" office:value="35" calcext:value-type="float">
            <text:p>35</text:p>
          </table:table-cell>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6" calcext:value-type="float">
            <text:p>36</text:p>
          </table:table-cell>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37" calcext:value-type="float">
            <text:p>37</text:p>
          </table:table-cell>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38" calcext:value-type="float">
            <text:p>38</text:p>
          </table:table-cell>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9" calcext:value-type="float">
            <text:p>39</text:p>
          </table:table-cell>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0" calcext:value-type="float">
            <text:p>40</text:p>
          </table:table-cell>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6">
          <table:table-cell office:value-type="float" office:value="41" calcext:value-type="float">
            <text:p>41</text:p>
          </table:table-cell>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8">
          <table:table-cell office:value-type="float" office:value="42" calcext:value-type="float">
            <text:p>42</text:p>
          </table:table-cell>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8">
          <table:table-cell office:value-type="float" office:value="43" calcext:value-type="float">
            <text:p>43</text:p>
          </table:table-cell>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3"/>
        </table:table-row>
        <table:table-row table:style-name="ro6">
          <table:table-cell office:value-type="float" office:value="44" calcext:value-type="float">
            <text:p>44</text:p>
          </table:table-cell>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5" calcext:value-type="float">
            <text:p>45</text:p>
          </table:table-cell>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6" calcext:value-type="float">
            <text:p>46</text:p>
          </table:table-cell>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7" calcext:value-type="float">
            <text:p>47</text:p>
          </table:table-cell>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3"/>
        </table:table-row>
        <table:table-row table:style-name="ro2">
          <table:table-cell office:value-type="float" office:value="48" calcext:value-type="float">
            <text:p>48</text:p>
          </table:table-cell>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3"/>
        </table:table-row>
        <table:table-row table:style-name="ro8">
          <table:table-cell office:value-type="float" office:value="49" calcext:value-type="float">
            <text:p>49</text:p>
          </table:table-cell>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3"/>
        </table:table-row>
        <table:table-row table:style-name="ro7">
          <table:table-cell office:value-type="float" office:value="50" calcext:value-type="float">
            <text:p>50</text:p>
          </table:table-cell>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51" calcext:value-type="float">
            <text:p>51</text:p>
          </table:table-cell>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3"/>
        </table:table-row>
        <table:table-row table:style-name="ro9">
          <table:table-cell office:value-type="float" office:value="52" calcext:value-type="float">
            <text:p>52</text:p>
          </table:table-cell>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3"/>
        </table:table-row>
        <table:table-row table:style-name="ro7">
          <table:table-cell office:value-type="float" office:value="53" calcext:value-type="float">
            <text:p>53</text:p>
          </table:table-cell>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3">
          <table:table-cell office:value-type="float" office:value="54" calcext:value-type="float">
            <text:p>54</text:p>
          </table:table-cell>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7">
          <table:table-cell office:value-type="float" office:value="55" calcext:value-type="float">
            <text:p>55</text:p>
          </table:table-cell>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56" calcext:value-type="float">
            <text:p>56</text:p>
          </table:table-cell>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09"/>
        </table:table-row>
        <table:table-row table:style-name="ro10">
          <table:table-cell office:value-type="float" office:value="57" calcext:value-type="float">
            <text:p>57</text:p>
          </table:table-cell>
          <table:table-cell/>
          <table:table-cell table:style-name="ce96" table:number-columns-repeated="13"/>
          <table:table-cell table:number-columns-repeated="1009"/>
        </table:table-row>
        <table:table-row table:style-name="ro9">
          <table:table-cell office:value-type="float" office:value="58" calcext:value-type="float">
            <text:p>58</text:p>
          </table:table-cell>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09"/>
        </table:table-row>
        <table:table-row table:style-name="ro7">
          <table:table-cell office:value-type="float" office:value="59" calcext:value-type="float">
            <text:p>59</text:p>
          </table:table-cell>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0" calcext:value-type="float">
            <text:p>60</text:p>
          </table:table-cell>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3">
          <table:table-cell office:value-type="float" office:value="61" calcext:value-type="float">
            <text:p>61</text:p>
          </table:table-cell>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2" calcext:value-type="float">
            <text:p>62</text:p>
          </table:table-cell>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3">
          <table:table-cell office:value-type="float" office:value="63" calcext:value-type="float">
            <text:p>63</text:p>
          </table:table-cell>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4" calcext:value-type="float">
            <text:p>64</text:p>
          </table:table-cell>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9">
          <table:table-cell office:value-type="float" office:value="65" calcext:value-type="float">
            <text:p>65</text:p>
          </table:table-cell>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6" calcext:value-type="float">
            <text:p>66</text:p>
          </table:table-cell>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1">
          <table:table-cell office:value-type="float" office:value="67" calcext:value-type="float">
            <text:p>67</text:p>
          </table:table-cell>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11">
          <table:table-cell office:value-type="float" office:value="68" calcext:value-type="float">
            <text:p>68</text:p>
          </table:table-cell>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09"/>
        </table:table-row>
        <table:table-row table:style-name="ro6">
          <table:table-cell office:value-type="float" office:value="69" calcext:value-type="float">
            <text:p>69</text:p>
          </table:table-cell>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09"/>
        </table:table-row>
        <table:table-row table:style-name="ro10">
          <table:table-cell office:value-type="float" office:value="70" calcext:value-type="float">
            <text:p>70</text:p>
          </table:table-cell>
          <table:table-cell/>
          <table:table-cell table:style-name="Default" table:number-columns-repeated="13"/>
          <table:table-cell table:number-columns-repeated="1009"/>
        </table:table-row>
        <table:table-row table:style-name="ro6">
          <table:table-cell office:value-type="float" office:value="71" calcext:value-type="float">
            <text:p>71</text:p>
          </table:table-cell>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09"/>
        </table:table-row>
        <table:table-row table:style-name="ro1">
          <table:table-cell office:value-type="float" office:value="72" calcext:value-type="float">
            <text:p>72</text:p>
          </table:table-cell>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7">
          <table:table-cell office:value-type="float" office:value="73" calcext:value-type="float">
            <text:p>73</text:p>
          </table:table-cell>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09"/>
        </table:table-row>
        <table:table-row table:style-name="ro4">
          <table:table-cell office:value-type="float" office:value="74" calcext:value-type="float">
            <text:p>74</text:p>
          </table:table-cell>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09"/>
        </table:table-row>
        <table:table-row table:style-name="ro6">
          <table:table-cell office:value-type="float" office:value="75" calcext:value-type="float">
            <text:p>75</text:p>
          </table:table-cell>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4">
          <table:table-cell office:value-type="float" office:value="76" calcext:value-type="float">
            <text:p>76</text:p>
          </table:table-cell>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7" calcext:value-type="float">
            <text:p>77</text:p>
          </table:table-cell>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2">
          <table:table-cell office:value-type="float" office:value="78" calcext:value-type="float">
            <text:p>78</text:p>
          </table:table-cell>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9" calcext:value-type="float">
            <text:p>79</text:p>
          </table:table-cell>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3"/>
        </table:table-row>
        <table:table-row table:style-name="ro7">
          <table:table-cell office:value-type="float" office:value="80" calcext:value-type="float">
            <text:p>80</text:p>
          </table:table-cell>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12">
          <table:table-cell office:value-type="float" office:value="81" calcext:value-type="float">
            <text:p>81</text:p>
          </table:table-cell>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3"/>
        </table:table-row>
        <table:table-row table:style-name="ro6">
          <table:table-cell office:value-type="float" office:value="82" calcext:value-type="float">
            <text:p>82</text:p>
          </table:table-cell>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6">
          <table:table-cell office:value-type="float" office:value="83" calcext:value-type="float">
            <text:p>83</text:p>
          </table:table-cell>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3"/>
        </table:table-row>
        <table:table-row table:style-name="ro7">
          <table:table-cell office:value-type="float" office:value="84" calcext:value-type="float">
            <text:p>84</text:p>
          </table:table-cell>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5" calcext:value-type="float">
            <text:p>85</text:p>
          </table:table-cell>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09"/>
        </table:table-row>
        <table:table-row table:style-name="ro5">
          <table:table-cell office:value-type="float" office:value="86" calcext:value-type="float">
            <text:p>86</text:p>
          </table:table-cell>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7" calcext:value-type="float">
            <text:p>87</text:p>
          </table:table-cell>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1013"/>
        </table:table-row>
        <table:table-row table:style-name="ro5">
          <table:table-cell office:value-type="float" office:value="88" calcext:value-type="float">
            <text:p>88</text:p>
          </table:table-cell>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9" calcext:value-type="float">
            <text:p>89</text:p>
          </table:table-cell>
          <table:table-cell/>
          <table:table-cell table:style-name="ce96" table:formula="of:=HYPERLINK(&quot;#CISCO_COMMANDS_EQUIVALENT.A111&quot;;&quot;ACL to forbid and log private and special IP addresses from RFC 6890, RFC 8190 / Špecifikácia ACL na zakázanie a logovanie privátnych a špeciálnych IP adries z RFC 6890, RFC 8190&quot;)" office:value-type="string" office:string-value="ACL to forbid and log private and special IP addresses from RFC 6890, RFC 8190 / Špecifikácia ACL na zakázanie a logovanie privátnych a špeciálnych IP adries z RFC 6890, RFC 8190" calcext:value-type="string">
            <text:p>ACL to forbid and log private and special IP addresses from RFC 6890, RFC 8190 / Špecifikácia ACL na zakázanie a logovanie privátnych a špeciálnych IP adries z RFC 6890, RFC 8190</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90" calcext:value-type="float">
            <text:p>90</text:p>
          </table:table-cell>
          <table:table-cell/>
          <table:table-cell table:style-name="ce96" table:formula="of:=HYPERLINK(&quot;#CISCO_COMMANDS_EQUIVALENT.A112&quot;;&quot;ACL to forbid and log IPv6 special addresses from RFC 6890, RFC 8190, RFC 5156 / Špecifikácia ACL na zakázanie a logovanie špeciálnych IPv6 adries z RFC 6890, RFC 8190, RFC 5156&quot;)" office:value-type="string" office:string-value="ACL to forbid and log IPv6 special addresses from RFC 6890, RFC 8190, RFC 5156 / Špecifikácia ACL na zakázanie a logovanie špeciálnych IPv6 adries z RFC 6890, RFC 8190, RFC 5156" calcext:value-type="string">
            <text:p>ACL to forbid and log IPv6 special addresses from RFC 6890, RFC 8190, RFC 5156 / Špecifikácia ACL na zakázanie a logovanie špeciálnych IPv6 adries z RFC 6890, RFC 8190, RFC 5156</text:p>
          </table:table-cell>
          <table:table-cell table:style-name="ce96" office:value-type="string" calcext:value-type="string">
            <text:p><text:span text:style-name="T1">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91" calcext:value-type="float">
            <text:p>91</text:p>
          </table:table-cell>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92" calcext:value-type="float">
            <text:p>92</text:p>
          </table:table-cell>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9">
          <table:table-cell office:value-type="float" office:value="93" calcext:value-type="float">
            <text:p>93</text:p>
          </table:table-cell>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6">
          <table:table-cell office:value-type="float" office:value="94" calcext:value-type="float">
            <text:p>94</text:p>
          </table:table-cell>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3">
          <table:table-cell office:value-type="float" office:value="95" calcext:value-type="float">
            <text:p>95</text:p>
          </table:table-cell>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6">
          <table:table-cell office:value-type="float" office:value="96" calcext:value-type="float">
            <text:p>96</text:p>
          </table:table-cell>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8">
          <table:table-cell office:value-type="float" office:value="97" calcext:value-type="float">
            <text:p>97</text:p>
          </table:table-cell>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8" calcext:value-type="float">
            <text:p>98</text:p>
          </table:table-cell>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9" calcext:value-type="float">
            <text:p>99</text:p>
          </table:table-cell>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0" calcext:value-type="float">
            <text:p>100</text:p>
          </table:table-cell>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1" calcext:value-type="float">
            <text:p>101</text:p>
          </table:table-cell>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2">
          <table:table-cell office:value-type="float" office:value="102" calcext:value-type="float">
            <text:p>102</text:p>
          </table:table-cell>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13">
          <table:table-cell office:value-type="float" office:value="103" calcext:value-type="float">
            <text:p>103</text:p>
          </table:table-cell>
          <table:table-cell/>
          <table:table-cell table:style-name="ce106" table:formula="of:=HYPERLINK(&quot;#CISCO_COMMANDS_EQUIVALENT.A125&quot;;&quot;Disable MVRP. MRP, GARP, VTP, GVRP after successful VLAN propagation / Vypnutie MVRP. MRP, GARP, VTP po úspešnej propagácií VLAN&quot;)" office:value-type="string" office:string-value="Disable MVRP. MRP, GARP, VTP, GVRP after successful VLAN propagation / Vypnutie MVRP. MRP, GARP, VTP po úspešnej propagácií VLAN" calcext:value-type="string">
            <text:p>Disable MVRP. MRP, GARP, VTP, GVRP after successful VLAN propagation / Vypnutie MVRP. MRP, GARP, VTP po úspešnej propagácií VLAN</text:p>
          </table:table-cell>
          <table:table-cell table:style-name="ce106" office:value-type="string" calcext:value-type="string">
            <text:p>Disable MVRP. MRP, GARP, VTP, GVR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2">
          <table:table-cell office:value-type="float" office:value="104" calcext:value-type="float">
            <text:p>104</text:p>
          </table:table-cell>
          <table:table-cell/>
          <table:table-cell table:formula="of:=HYPERLINK(&quot;#CISCO_COMMANDS_EQUIVALENT.A126&quot;;&quot;Use VTP v3 with set password and enable VTP prunning when VTP must be enabled / Uprednostniť VTP verzie 3, špecifikovať skryté heslo a zapnúť VTP prunning pokiaľ musí byť VTP zapnuté&quot;)" office:value-type="string" office:string-value="Use VTP v3 with set password and enable VTP prunning when VTP must be enabled / Uprednostniť VTP verzie 3, špecifikovať skryté heslo a zapnúť VTP prunning pokiaľ musí byť VTP zapnuté"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105" calcext:value-type="float">
            <text:p>105</text:p>
          </table:table-cell>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3"/>
        </table:table-row>
        <table:table-row table:style-name="ro4">
          <table:table-cell office:value-type="float" office:value="106" calcext:value-type="float">
            <text:p>106</text:p>
          </table:table-cell>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09"/>
        </table:table-row>
        <table:table-row table:style-name="ro7">
          <table:table-cell office:value-type="float" office:value="107" calcext:value-type="float">
            <text:p>107</text:p>
          </table:table-cell>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2"/>
        </table:table-row>
        <table:table-row table:style-name="ro5">
          <table:table-cell office:value-type="float" office:value="108" calcext:value-type="float">
            <text:p>108</text:p>
          </table:table-cell>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09"/>
        </table:table-row>
        <table:table-row table:style-name="ro6">
          <table:table-cell office:value-type="float" office:value="109" calcext:value-type="float">
            <text:p>109</text:p>
          </table:table-cell>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09"/>
        </table:table-row>
        <table:table-row table:style-name="ro2">
          <table:table-cell office:value-type="float" office:value="110" calcext:value-type="float">
            <text:p>110</text:p>
          </table:table-cell>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0"/>
        </table:table-row>
        <table:table-row table:style-name="ro2">
          <table:table-cell office:value-type="float" office:value="111" calcext:value-type="float">
            <text:p>111</text:p>
          </table:table-cell>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2">Limit DHCP packet </text:span><text:span text:style-name="T3">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2"/>
        </table:table-row>
        <table:table-row table:style-name="ro9">
          <table:table-cell office:value-type="float" office:value="112" calcext:value-type="float">
            <text:p>112</text:p>
          </table:table-cell>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2"/>
        </table:table-row>
        <table:table-row table:style-name="ro1">
          <table:table-cell office:value-type="float" office:value="113" calcext:value-type="float">
            <text:p>113</text:p>
          </table:table-cell>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DHCP Snooping</text:p>
            <text:p>DHCPv6 Snooping</text:p>
            <text:p>IPv6 Snooping</text:p>
          </table:table-cell>
          <table:table-cell table:number-columns-repeated="1012"/>
        </table:table-row>
        <table:table-row table:style-name="ro5">
          <table:table-cell office:value-type="float" office:value="114" calcext:value-type="float">
            <text:p>114</text:p>
          </table:table-cell>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09"/>
        </table:table-row>
        <table:table-row table:style-name="ro8">
          <table:table-cell office:value-type="float" office:value="115" calcext:value-type="float">
            <text:p>115</text:p>
          </table:table-cell>
          <table:table-cell/>
          <table:table-cell table:formula="of:=HYPERLINK(&quot;#CISCO_COMMANDS_EQUIVALENT.A139&quot;;&quot;ACL to block ICMP echo request on multicast all node address and MLD/IGMP Query on access ports /  ACL blokujúce ICMP echo request na multicast adresu všetkých uzlov a MLD/IGMP Query na prístupových portoch&quot;)" office:value-type="string" office:string-value="ACL to block ICMP echo request on multicast all node address and MLD/IGMP Query on access ports /  ACL blokujúce ICMP echo request na multicast adresu všetkých uzlov a MLD/IGMP Query na prístupových portoch" calcext:value-type="string">
            <text:p>ACL to block ICMP echo request on multicast all node address and MLD/IGMP Query on access ports / <text:s/>ACL blokujúce ICMP echo request na multicast adresu všetkých uzlov a MLD/IGMP Query na prístupových portoch</text:p>
          </table:table-cell>
          <table:table-cell office:value-type="string" calcext:value-type="string">
            <text:p><text:span text:style-name="T1">ACL to block ICMP echo request on multicast all node address and MLD/IGMP Query on access ports /  ACL blokujúce ICMP echo request na multicast adresu všetkých uzlov a MLD/IGMP</text:span> Query na prístupových portoch</text:p>
          </table:table-cell>
          <table:table-cell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3"/>
        </table:table-row>
        <table:table-row table:style-name="ro4">
          <table:table-cell office:value-type="float" office:value="116" calcext:value-type="float">
            <text:p>116</text:p>
          </table:table-cell>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09"/>
        </table:table-row>
        <table:table-row table:style-name="ro7">
          <table:table-cell office:value-type="float" office:value="117" calcext:value-type="float">
            <text:p>117</text:p>
          </table:table-cell>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table:number-columns-repeated="1014"/>
        </table:table-row>
        <table:table-row table:style-name="ro7">
          <table:table-cell office:value-type="float" office:value="118" calcext:value-type="float">
            <text:p>118</text:p>
          </table:table-cell>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09"/>
        </table:table-row>
        <table:table-row table:style-name="ro1">
          <table:table-cell office:value-type="float" office:value="119" calcext:value-type="float">
            <text:p>119</text:p>
          </table:table-cell>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0" calcext:value-type="float">
            <text:p>120</text:p>
          </table:table-cell>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1">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1" calcext:value-type="float">
            <text:p>121</text:p>
          </table:table-cell>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2" calcext:value-type="float">
            <text:p>122</text:p>
          </table:table-cell>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09"/>
        </table:table-row>
        <table:table-row table:style-name="ro7">
          <table:table-cell office:value-type="float" office:value="123" calcext:value-type="float">
            <text:p>123</text:p>
          </table:table-cell>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9">
          <table:table-cell office:value-type="float" office:value="124" calcext:value-type="float">
            <text:p>124</text:p>
          </table:table-cell>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7">
          <table:table-cell office:value-type="float" office:value="125" calcext:value-type="float">
            <text:p>125</text:p>
          </table:table-cell>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2">
          <table:table-cell table:number-columns-repeated="2"/>
          <table:table-cell table:style-name="ce101"/>
          <table:table-cell table:style-name="ce96"/>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table-cell table:number-columns-repeated="2"/>
          <table:table-cell table:style-name="ce108"/>
          <table:table-cell table:style-name="ce96"/>
          <table:table-cell table:number-columns-repeated="1020"/>
        </table:table-row>
        <table:table-row table:style-name="ro10" table:number-rows-repeated="3">
          <table:table-cell table:number-columns-repeated="2"/>
          <table:table-cell table:style-name="ce96" table:number-columns-repeated="2"/>
          <table:table-cell table:number-columns-repeated="1020"/>
        </table:table-row>
        <table:table-row table:style-name="ro10">
          <table:table-cell table:number-columns-repeated="2"/>
          <table:table-cell table:style-name="ce101"/>
          <table:table-cell table:style-name="ce96"/>
          <table:table-cell table:number-columns-repeated="1020"/>
        </table:table-row>
        <table:table-row table:style-name="ro10" table:number-rows-repeated="3">
          <table:table-cell table:number-columns-repeated="2"/>
          <table:table-cell table:style-name="ce100"/>
          <table:table-cell table:style-name="ce96"/>
          <table:table-cell table:number-columns-repeated="1020"/>
        </table:table-row>
        <table:table-row table:style-name="ro10">
          <table:table-cell table:number-columns-repeated="2"/>
          <table:table-cell table:style-name="ce104"/>
          <table:table-cell table:style-name="ce96"/>
          <table:table-cell table:number-columns-repeated="1020"/>
        </table:table-row>
        <table:table-row table:style-name="ro10" table:number-rows-repeated="2">
          <table:table-cell table:number-columns-repeated="2"/>
          <table:table-cell table:style-name="ce96" table:number-columns-repeated="9"/>
          <table:table-cell table:number-columns-repeated="1013"/>
        </table:table-row>
        <table:table-row table:style-name="ro10" table:number-rows-repeated="7">
          <table:table-cell table:number-columns-repeated="2"/>
          <table:table-cell table:style-name="ce98"/>
          <table:table-cell table:style-name="ce96" table:number-columns-repeated="8"/>
          <table:table-cell table:number-columns-repeated="1013"/>
        </table:table-row>
        <table:table-row table:style-name="ro10" table:number-rows-repeated="4">
          <table:table-cell table:number-columns-repeated="2"/>
          <table:table-cell table:style-name="ce100"/>
          <table:table-cell table:style-name="ce96" table:number-columns-repeated="8"/>
          <table:table-cell table:number-columns-repeated="1013"/>
        </table:table-row>
        <table:table-row table:style-name="ro10">
          <table:table-cell table:number-columns-repeated="2"/>
          <table:table-cell table:style-name="ce96" table:number-columns-repeated="9"/>
          <table:table-cell table:number-columns-repeated="1013"/>
        </table:table-row>
        <table:table-row table:style-name="ro10" table:number-rows-repeated="2">
          <table:table-cell table:number-columns-repeated="2"/>
          <table:table-cell table:style-name="ce104" table:number-columns-repeated="9"/>
          <table:table-cell table:number-columns-repeated="1013"/>
        </table:table-row>
        <table:table-row table:style-name="ro10">
          <table:table-cell table:number-columns-repeated="2"/>
          <table:table-cell table:style-name="ce104" table:number-columns-repeated="2"/>
          <table:table-cell table:number-columns-repeated="1020"/>
        </table:table-row>
        <table:table-row table:style-name="ro10" table:number-rows-repeated="3">
          <table:table-cell table:number-columns-repeated="2"/>
          <table:table-cell table:style-name="ce104"/>
          <table:table-cell table:number-columns-repeated="1021"/>
        </table:table-row>
        <table:table-row table:style-name="ro10">
          <table:table-cell table:number-columns-repeated="2"/>
          <table:table-cell table:style-name="ce104" table:number-columns-repeated="3"/>
          <table:table-cell table:number-columns-repeated="1019"/>
        </table:table-row>
        <table:table-row table:style-name="ro10">
          <table:table-cell table:number-columns-repeated="2"/>
          <table:table-cell table:style-name="ce98"/>
          <table:table-cell table:number-columns-repeated="1021"/>
        </table:table-row>
        <table:table-row table:style-name="ro10">
          <table:table-cell table:number-columns-repeated="2"/>
          <table:table-cell table:style-name="ce104" table:number-columns-repeated="2"/>
          <table:table-cell table:number-columns-repeated="1020"/>
        </table:table-row>
        <table:table-row table:style-name="ro10">
          <table:table-cell table:number-columns-repeated="2"/>
          <table:table-cell table:style-name="ce104" table:number-columns-repeated="9"/>
          <table:table-cell table:number-columns-repeated="1013"/>
        </table:table-row>
        <table:table-row table:style-name="ro10">
          <table:table-cell table:number-columns-repeated="2"/>
          <table:table-cell table:style-name="ce98"/>
          <table:table-cell table:number-columns-repeated="1021"/>
        </table:table-row>
        <table:table-row table:style-name="ro10" table:number-rows-repeated="9">
          <table:table-cell table:number-columns-repeated="2"/>
          <table:table-cell table:style-name="ce104" table:number-columns-repeated="3"/>
          <table:table-cell table:number-columns-repeated="1019"/>
        </table:table-row>
        <table:table-row table:style-name="ro10">
          <table:table-cell table:number-columns-repeated="3"/>
          <table:table-cell table:style-name="ce96" table:number-columns-repeated="2"/>
          <table:table-cell table:number-columns-repeated="1019"/>
        </table:table-row>
        <table:table-row table:style-name="ro10" table:number-rows-repeated="2">
          <table:table-cell table:number-columns-repeated="2"/>
          <table:table-cell table:style-name="ce96" table:number-columns-repeated="3"/>
          <table:table-cell table:number-columns-repeated="1019"/>
        </table:table-row>
        <table:table-row table:style-name="ro10" table:number-rows-repeated="2">
          <table:table-cell table:number-columns-repeated="1024"/>
        </table:table-row>
        <table:table-row table:style-name="ro10">
          <table:table-cell table:number-columns-repeated="2"/>
          <table:table-cell table:style-name="ce104" table:number-columns-repeated="3"/>
          <table:table-cell table:number-columns-repeated="1019"/>
        </table:table-row>
        <table:table-row table:style-name="ro10" table:number-rows-repeated="2">
          <table:table-cell table:number-columns-repeated="3"/>
          <table:table-cell table:style-name="ce104" table:number-columns-repeated="2"/>
          <table:table-cell table:number-columns-repeated="1019"/>
        </table:table-row>
        <table:table-row table:style-name="ro10">
          <table:table-cell table:number-columns-repeated="2"/>
          <table:table-cell table:style-name="ce104"/>
          <table:table-cell table:style-name="ce96" table:number-columns-repeated="2"/>
          <table:table-cell table:number-columns-repeated="1019"/>
        </table:table-row>
        <table:table-row table:style-name="ro10" table:number-rows-repeated="2">
          <table:table-cell table:number-columns-repeated="2"/>
          <table:table-cell table:style-name="ce104"/>
          <table:table-cell table:number-columns-repeated="1021"/>
        </table:table-row>
        <table:table-row table:style-name="ro10" table:number-rows-repeated="3">
          <table:table-cell table:number-columns-repeated="1024"/>
        </table:table-row>
        <table:table-row table:style-name="ro10">
          <table:table-cell table:number-columns-repeated="4"/>
          <table:table-cell table:style-name="ce113"/>
          <table:table-cell table:number-columns-repeated="1019"/>
        </table:table-row>
        <table:table-row table:style-name="ro10">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2">
          <table:table-cell table:number-columns-repeated="1024"/>
        </table:table-row>
        <table:table-row table:style-name="ro10" table:number-rows-repeated="2">
          <table:table-cell table:number-columns-repeated="2"/>
          <table:table-cell table:style-name="ce104" table:number-columns-repeated="4"/>
          <table:table-cell table:number-columns-repeated="1018"/>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8">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4">
          <table:table-cell table:number-columns-repeated="1024"/>
        </table:table-row>
        <table:table-row table:style-name="ro10">
          <table:table-cell table:number-columns-repeated="2"/>
          <table:table-cell table:style-name="ce109"/>
          <table:table-cell table:number-columns-repeated="1021"/>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30"/>
        <table:table-column table:style-name="co13" table:default-cell-style-name="ce60"/>
        <table:table-column table:style-name="co3" table:default-cell-style-name="ce60"/>
        <table:table-column table:style-name="co4" table:default-cell-style-name="ce176"/>
        <table:table-column table:style-name="co5" table:default-cell-style-name="ce60"/>
        <table:table-column table:style-name="co6" table:default-cell-style-name="ce60"/>
        <table:table-column table:style-name="co7" table:number-columns-repeated="2" table:default-cell-style-name="ce60"/>
        <table:table-column table:style-name="co8" table:default-cell-style-name="ce60"/>
        <table:table-column table:style-name="co9" table:default-cell-style-name="ce60"/>
        <table:table-column table:style-name="co6" table:default-cell-style-name="ce60"/>
        <table:table-column table:style-name="co14" table:default-cell-style-name="ce60"/>
        <table:table-column table:style-name="co15" table:default-cell-style-name="ce60"/>
        <table:table-column table:style-name="co12" table:default-cell-style-name="ce60"/>
        <table:table-column table:style-name="co6" table:number-columns-repeated="1010" table:default-cell-style-name="ce60"/>
        <table:table-row table:style-name="ro14">
          <table:table-cell office:value-type="string" calcext:value-type="string">
            <text:p>Checked</text:p>
            <text:p>Overené</text:p>
          </table:table-cell>
          <table:table-cell table:style-name="ce31" office:value-type="string" calcext:value-type="string">
            <text:p>Commands</text:p>
            <text:p>Príkazy</text:p>
          </table:table-cell>
          <table:table-cell table:style-name="ce31" office:value-type="string" calcext:value-type="string">
            <text:p>Mittigation / Best practice configuration</text:p>
            <text:p><text:span text:style-name="T74">Mitigácia / Konfigurácia</text:span> <text:span text:style-name="T74">typu</text:span> “Best practise”</text:p>
          </table:table-cell>
          <table:table-cell table:style-name="ce162" office:value-type="string" calcext:value-type="string">
            <text:p>Attack / Issue</text:p>
            <text:p>Útok / Problém</text:p>
          </table:table-cell>
          <table:table-cell table:style-name="ce62" office:value-type="string" calcext:value-type="string">
            <text:p>Plane [DATA|CONTROL</text:p>
            <text:p>|MANAGEMENT]</text:p>
          </table:table-cell>
          <table:table-cell table:style-name="ce62" office:value-type="string" calcext:value-type="string">
            <text:p>Protocol</text:p>
            <text:p>Protokol</text:p>
          </table:table-cell>
          <table:table-cell table:style-name="ce62" office:value-type="string" calcext:value-type="string">
            <text:p>Severity</text:p>
            <text:p>Závažnosť</text:p>
            <text:p><text:span text:style-name="T1">[CRITICAL|HIGH</text:span></text:p>
            <text:p><text:span text:style-name="T1">|MEDIUM|LOW|NOTIFY]</text:span></text:p>
            <text:p>CCNA SEC STUDY GUIDE</text:p>
          </table:table-cell>
          <table:table-cell table:style-name="ce62" office:value-type="string" calcext:value-type="string">
            <text:p>Facility</text:p>
            <text:p>Zariadenie</text:p>
            <text:p><text:span text:style-name="T1">[R/L3SW|L2SW]</text:span></text:p>
          </table:table-cell>
          <table:table-cell table:style-name="ce62" office:value-type="string" calcext:value-type="string">
            <text:p>Facility layer</text:p>
            <text:p>Zariadenie operujúce na vrstve</text:p>
            <text:p><text:span text:style-name="T1">[ACC/DIST/CORE]</text:span></text:p>
          </table:table-cell>
          <table:table-cell table:style-name="ce62" office:value-type="string" calcext:value-type="string">
            <text:p>Source(s)</text:p>
            <text:p>Zdroj(e)</text:p>
          </table:table-cell>
          <table:table-cell table:style-name="ce62" office:value-type="string" calcext:value-type="string">
            <text:p>Prerequisite</text:p>
            <text:p>Prerekvizita</text:p>
            <text:p/>
          </table:table-cell>
          <table:table-cell table:style-name="ce62" office:value-type="string" calcext:value-type="string">
            <text:p>Ports</text:p>
            <text:p>Porty</text:p>
          </table:table-cell>
          <table:table-cell table:style-name="ce62" office:value-type="string" calcext:value-type="string">
            <text:p>Comments</text:p>
            <text:p>Komentáre</text:p>
          </table:table-cell>
          <table:table-cell table:style-name="ce62" office:value-type="string" calcext:value-type="string">
            <text:p>MY Comment</text:p>
          </table:table-cell>
          <table:table-cell table:number-columns-repeated="1010"/>
        </table:table-row>
        <table:table-row table:style-name="ro15">
          <table:table-cell office:value-type="string" calcext:value-type="string">
            <text:p>OK</text:p>
          </table:table-cell>
          <table:table-cell table:style-name="ce31" office:value-type="string" calcext:value-type="string">
            <text:p>hostname &lt;hostname&gt;</text:p>
          </table:table-cell>
          <table:table-cell table:style-name="ce37"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164" office:value-type="string" calcext:value-type="string">
            <text:p>Unable to identify device / Nemožná identifikácia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1" office:value-type="string" calcext:value-type="string">
            <text:p>ip domain-name &lt;domain&gt;</text:p>
          </table:table-cell>
          <table:table-cell table:style-name="ce37"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165" office:value-type="string" calcext:value-type="string">
            <text:p>Remote access not possible / Nemožnosť vzdialeného prístup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4"/>
          <table:table-cell table:number-columns-repeated="1010"/>
        </table:table-row>
        <table:table-row table:style-name="ro17">
          <table:table-cell office:value-type="string" calcext:value-type="string">
            <text:p>OK</text:p>
          </table:table-cell>
          <table:table-cell table:style-name="ce31"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37" office:value-type="string" calcext:value-type="string">
            <text:p>Set and apply ACL for OOB, Telnet, SSH, etc. and log access / Vytvoriť a aplikovať ACL pre OOB, Telnet, SSH a pod. a zaznamenať v logu prístupy</text:p>
          </table:table-cell>
          <table:table-cell table:style-name="ce166" office:value-type="string" calcext:value-type="string">
            <text:p>Unauthorized access to management of device / Nepovolený prístup k manažovaniu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office:value-type="string" calcext:value-type="string">
            <text:p>OK</text:p>
          </table:table-cell>
          <table:table-cell table:style-name="ce31"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37" office:value-type="string" calcext:value-type="string">
            <text:p>Set and apply ACL for OOB, Telnet, SSH, etc. and log access / Vytvoriť a aplikovať ACL pre OOB, Telnet, SSH a pod. a zaznamenať v logu prístupy</text:p>
          </table:table-cell>
          <table:table-cell table:style-name="ce166" office:value-type="string" calcext:value-type="string">
            <text:p>Unauthorized access to management of device / Nepovolený prístup k manažovaniu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treba aj console port?</text:p>
          </table:table-cell>
          <table:table-cell table:number-columns-repeated="1010"/>
        </table:table-row>
        <table:table-row table:style-name="ro18">
          <table:table-cell office:value-type="string" calcext:value-type="string">
            <text:p>OK</text:p>
          </table:table-cell>
          <table:table-cell table:style-name="ce31" office:value-type="string" calcext:value-type="string">
            <text:p>line aux 0</text:p>
            <text:p> no exec</text:p>
            <text:p> transport input none</text:p>
          </table:table-cell>
          <table:table-cell table:style-name="ce37" office:value-type="string" calcext:value-type="string">
            <text:p>Disable unused management connections / Vypnúť nepoužívané protokoly na prístup k manažovaniu zariadení (telnet a pod.)</text:p>
          </table:table-cell>
          <table:table-cell table:style-name="ce165" office:value-type="string" calcext:value-type="string">
            <text:p>Unauthorized access through unsecured and unused management connections / Neautorizovaný prístup cez nepoužívané a nezabezpečené protokoly na manažment zariadení</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31" table:number-columns-repeated="4"/>
          <table:table-cell table:number-columns-repeated="1010"/>
        </table:table-row>
        <table:table-row table:style-name="ro13">
          <table:table-cell office:value-type="string" calcext:value-type="string">
            <text:p>OK</text:p>
          </table:table-cell>
          <table:table-cell table:style-name="ce31"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37" office:value-type="string" calcext:value-type="string">
            <text:p>Configure management connections to ask for credentials / Nakonfigurovanie protokolov na manažment zariadení, aby požadovali prístupové údaje (telnet a pod.)</text:p>
          </table:table-cell>
          <table:table-cell table:style-name="ce165" office:value-type="string" calcext:value-type="string">
            <text:p>Access without credentials / Prístup bez požadovaných prístupových údajov</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CANNOT HAVE “no login”</text:p>
          </table:table-cell>
          <table:table-cell table:number-columns-repeated="1010"/>
        </table:table-row>
        <table:table-row table:style-name="ro18">
          <table:table-cell office:value-type="string" calcext:value-type="string">
            <text:p>OK</text:p>
          </table:table-cell>
          <table:table-cell table:style-name="ce32"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37" office:value-type="string" calcext:value-type="string">
            <text:p>SSH enable / Zapnutie SSH</text:p>
          </table:table-cell>
          <table:table-cell table:style-name="ce167" office:value-type="string" calcext:value-type="string">
            <text:p>Not using secured management connections can lead to <text:s/>eavesdropping / Nepoužívanie zabezpečeného protokolu na manažment zariadení môže viesť k odposluchu</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1" office:value-type="string" calcext:value-type="string">
            <text:p>Prequrities – local user, created domain and hostname, generated rsa. </text:p>
            <text:p><text:span text:style-name="T81">username cisco secret ciscopsswd</text:span></text:p>
            <text:p><text:span text:style-name="T82">ip domain-name my_domain</text:span></text:p>
            <text:p><text:span text:style-name="T82">crypto key generate rsa modulus 1024</text:span></text:p>
            <text:p><text:span text:style-name="T82">ip ssh version 2</text:span></text:p>
            <text:p><text:span text:style-name="T82">line vty 0 15</text:span></text:p>
            <text:p><text:span text:style-name="T82">  login local</text:span></text:p>
            <text:p><text:span text:style-name="T82">  transport input ssh</text:span></text:p>
          </table:table-cell>
          <table:table-cell table:number-columns-repeated="1010"/>
        </table:table-row>
        <table:table-row table:style-name="ro16">
          <table:table-cell office:value-type="string" calcext:value-type="string">
            <text:p>OK</text:p>
          </table:table-cell>
          <table:table-cell table:style-name="ce33" office:value-type="string" calcext:value-type="string">
            <text:p><text:span text:style-name="T13">ip ssh version 2</text:span></text:p>
          </table:table-cell>
          <table:table-cell table:style-name="ce37" office:value-type="string" calcext:value-type="string">
            <text:p>SSH version 2 / SSH verzia 2</text:p>
          </table:table-cell>
          <table:table-cell table:style-name="ce167" office:value-type="string" calcext:value-type="string">
            <text:p>Unsecured SSH v1 / Nebezpečná verzia 1 protokolu SSH</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1" table:number-columns-repeated="4"/>
          <table:table-cell table:number-columns-repeated="1010"/>
        </table:table-row>
        <table:table-row table:style-name="ro19">
          <table:table-cell office:value-type="string" calcext:value-type="string">
            <text:p>OK</text:p>
          </table:table-cell>
          <table:table-cell table:style-name="ce31" office:value-type="string" calcext:value-type="string">
            <text:p>ip ssh timeout &lt;timeout seconds&gt;</text:p>
          </table:table-cell>
          <table:table-cell table:style-name="ce85" office:value-type="string" calcext:value-type="string">
            <text:p>SSH timeout / SSH čas vypršania sedenia</text:p>
          </table:table-cell>
          <table:table-cell table:style-name="ce167"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1" office:value-type="string" calcext:value-type="string">
            <text:p>NOT SURE WHAT IS APPLIED EXEC-TIMEOUT OR SSH TIMEOUT</text:p>
          </table:table-cell>
          <table:table-cell table:number-columns-repeated="1010"/>
        </table:table-row>
        <table:table-row table:style-name="ro20">
          <table:table-cell office:value-type="string" calcext:value-type="string">
            <text:p>OK</text:p>
          </table:table-cell>
          <table:table-cell table:style-name="ce33" office:value-type="string" calcext:value-type="string">
            <text:p><text:span text:style-name="T13">crypto key generate rsa modulus 2048</text:span></text:p>
          </table:table-cell>
          <table:table-cell table:style-name="ce37"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167" office:value-type="string" calcext:value-type="string">
            <text:p>Short RSA key attack / Útok na krátky RSA kľúč</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4" office:value-type="string" calcext:value-type="string">
            <text:p>ip ssh authentication-retries &lt;max num&gt;</text:p>
          </table:table-cell>
          <table:table-cell table:style-name="ce86" office:value-type="string" calcext:value-type="string">
            <text:p>SSH auth max retries / SSH maximálny počet neúspešných pokusov</text:p>
          </table:table-cell>
          <table:table-cell table:style-name="ce164" office:value-type="string" calcext:value-type="string">
            <text:p>Guessing RSA key passphrase / Hádanie hesla k RSA kľúču</text:p>
          </table:table-cell>
          <table:table-cell table:style-name="ce31" office:value-type="string" calcext:value-type="string">
            <text:p>Management</text:p>
          </table:table-cell>
          <table:table-cell table:style-name="ce31" office:value-type="string" calcext:value-type="string">
            <text:p>SSH</text:p>
          </table:table-cell>
          <table:table-cell table:style-name="ce31"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https://www.cisco.com/c/en/us/td/docs/ios-xml/ios/sec_usr_ssh/configuration/15-s/sec-usr-ssh-15-s-book/sec-usr-ssh-sec-shell.html</text:p>
          </table:table-cell>
          <table:table-cell table:style-name="ce31" table:number-columns-repeated="4"/>
          <table:table-cell table:number-columns-repeated="1010"/>
        </table:table-row>
        <table:table-row table:style-name="ro20">
          <table:table-cell office:value-type="string" calcext:value-type="string">
            <text:p>OK</text:p>
          </table:table-cell>
          <table:table-cell table:style-name="ce35" office:value-type="string" calcext:value-type="string">
            <text:p>login block-for 60 attempts 3 within 30</text:p>
          </table:table-cell>
          <table:table-cell table:style-name="ce87" office:value-type="string" calcext:value-type="string">
            <text:p>Wait for specific time to allow another access after N unsuccessful login attempts / Špecifikovať čas po ktorý nie je možné po N pokusoch sa prihlásiť</text:p>
          </table:table-cell>
          <table:table-cell table:style-name="ce164" office:value-type="string" calcext:value-type="string">
            <text:p>Brute force attack to guess credentials / Útok hrubou silou na zistenie prihlasovacích údajov</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Cisco router configuration handbook</text:p>
            <text:p>https://www.samuraj-cz.com/clanek/cisco-ios-23-autentizace-uzivatele-na-switchi-vuci-active-directory/</text:p>
          </table:table-cell>
          <table:table-cell table:style-name="ce31" table:number-columns-repeated="3"/>
          <table:table-cell table:style-name="ce86"/>
          <table:table-cell table:number-columns-repeated="1010"/>
        </table:table-row>
        <table:table-row table:style-name="ro6">
          <table:table-cell office:value-type="string" calcext:value-type="string">
            <text:p>OK</text:p>
          </table:table-cell>
          <table:table-cell table:style-name="ce36" office:value-type="string" calcext:value-type="string">
            <text:p>login quiet-mode access-class &lt;acl name&gt;</text:p>
          </table:table-cell>
          <table:table-cell table:style-name="ce36"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165"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MEDIUM</text:p>
          </table:table-cell>
          <table:table-cell table:number-columns-repeated="2" table:style-name="ce31" office:value-type="string" calcext:value-type="string">
            <text:p>ALL</text:p>
          </table:table-cell>
          <table:table-cell table:style-name="ce31" office:value-type="string" calcext:value-type="string">
            <text:p>Cisco router configuration handbook</text:p>
            <text:p>https://www.samuraj-cz.com/clanek/cisco-ios-23-autentizace-uzivatele-na-switchi-vuci-active-directory/</text:p>
          </table:table-cell>
          <table:table-cell table:style-name="ce31" table:number-columns-repeated="4"/>
          <table:table-cell table:number-columns-repeated="1010"/>
        </table:table-row>
        <table:table-row table:style-name="ro21">
          <table:table-cell office:value-type="string" calcext:value-type="string">
            <text:p>OK</text:p>
          </table:table-cell>
          <table:table-cell table:style-name="ce31"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37"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164" office:value-type="string" calcext:value-type="string">
            <text:p>Possible access to device through telnet when SSH is present / Možné prihlásenie do zariadenia cez telnet keď je prítomné SSH</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CRITICAL</text:p>
          </table:table-cell>
          <table:table-cell table:number-columns-repeated="2" table:style-name="ce31" office:value-type="string" calcext:value-type="string">
            <text:p>ALL</text:p>
          </table:table-cell>
          <table:table-cell table:style-name="ce31" table:number-columns-repeated="5"/>
          <table:table-cell table:number-columns-repeated="1010"/>
        </table:table-row>
        <table:table-row table:style-name="ro20">
          <table:table-cell office:value-type="string" calcext:value-type="string">
            <text:p>OK</text:p>
          </table:table-cell>
          <table:table-cell table:style-name="ce37" office:value-type="string" calcext:value-type="string">
            <text:p>banner motd</text:p>
            <text:p>banner login</text:p>
            <text:p>banner exec</text:p>
          </table:table-cell>
          <table:table-cell table:style-name="ce85" office:value-type="string" calcext:value-type="string">
            <text:p>Legal messages notice / Právne upozornenie pri prístupe k zariadeniu</text:p>
          </table:table-cell>
          <table:table-cell table:style-name="ce165" office:value-type="string" calcext:value-type="string">
            <text:p>Attacker is not informed about legal consequences / Útočník nie je informovaný o právnych následkoch</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LOW</text:p>
          </table:table-cell>
          <table:table-cell table:number-columns-repeated="2" table:style-name="ce31" office:value-type="string" calcext:value-type="string">
            <text:p>ALL</text:p>
          </table:table-cell>
          <table:table-cell table:style-name="ce37"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37" table:number-columns-repeated="4"/>
          <table:table-cell table:number-columns-repeated="1010"/>
        </table:table-row>
        <table:table-row table:style-name="ro19">
          <table:table-cell office:value-type="string" calcext:value-type="string">
            <text:p>OK</text:p>
          </table:table-cell>
          <table:table-cell table:style-name="ce37" office:value-type="string" calcext:value-type="string">
            <text:p><text:span text:style-name="T9">line vty &lt;num&gt; &lt;num&gt;</text:span></text:p>
            <text:p><text:span text:style-name="T9"> </text:span>exec-timeout 5</text:p>
            <text:p/>
            <text:p><text:span text:style-name="T9">line tty &lt;num&gt; &lt;num&gt;</text:span></text:p>
            <text:p><text:span text:style-name="T2"> </text:span><text:span text:style-name="T3">exec-timeout 5</text:span></text:p>
            <text:p/>
            <text:p><text:span text:style-name="T9">line con &lt;num&gt;</text:span></text:p>
            <text:p><text:span text:style-name="T2"> </text:span><text:span text:style-name="T3">exec-timeout 5</text:span></text:p>
            <text:p/>
            <text:p><text:span text:style-name="T9">line aux &lt;num&gt;</text:span></text:p>
            <text:p><text:span text:style-name="T2"> </text:span><text:span text:style-name="T3">exec-timeout 5</text:span></text:p>
          </table:table-cell>
          <table:table-cell table:style-name="ce85" office:value-type="string" calcext:value-type="string">
            <text:p>Management connection maximum timeout / Čas vypršania sedenia pre protokol na manažovanie zariadení</text:p>
          </table:table-cell>
          <table:table-cell table:style-name="ce167"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37" table:number-columns-repeated="4"/>
          <table:table-cell table:number-columns-repeated="1010"/>
        </table:table-row>
        <table:table-row table:style-name="ro20">
          <table:table-cell office:value-type="string" calcext:value-type="string">
            <text:p>OK</text:p>
          </table:table-cell>
          <table:table-cell table:style-name="ce37" office:value-type="string" calcext:value-type="string">
            <text:p>service password-encryption</text:p>
          </table:table-cell>
          <table:table-cell table:style-name="ce37" office:value-type="string" calcext:value-type="string">
            <text:p>Encrypt passwords in clear text / Zašifrovanie hesiel v otvorenej podobe</text:p>
          </table:table-cell>
          <table:table-cell table:style-name="ce165" office:value-type="string" calcext:value-type="string">
            <text:p>Read passwords from stolen configurations / Možnosť prečítať heslá z uniknutých konfigurácií</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7" table:number-columns-repeated="3"/>
          <table:table-cell table:style-name="ce31" office:value-type="string" calcext:value-type="string">
            <text:p>POOR SECURITY, PASSWORD CAN BE EASILY CRACKED</text:p>
          </table:table-cell>
          <table:table-cell table:number-columns-repeated="1010"/>
        </table:table-row>
        <table:table-row table:style-name="ro20">
          <table:table-cell office:value-type="string" calcext:value-type="string">
            <text:p>OK</text:p>
          </table:table-cell>
          <table:table-cell table:style-name="ce31" office:value-type="string" calcext:value-type="string">
            <text:p>enable secret &lt;secret password&gt;</text:p>
          </table:table-cell>
          <table:table-cell table:style-name="ce37" office:value-type="string" calcext:value-type="string">
            <text:p>Set password for editing device configuration / Vytvorenie hesla na editovanie konfigurácie zariadenia</text:p>
          </table:table-cell>
          <table:table-cell table:style-name="ce166" office:value-type="string" calcext:value-type="string">
            <text:p>Unauthorized editing of device configuration / Nepovolená zmena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7" office:value-type="string" calcext:value-type="string">
            <text:p>Cisco router hardening a CIS je poznamka, ze type 7 je napadnutelny a aj typ sifry</text:p>
          </table:table-cell>
          <table:table-cell table:number-columns-repeated="1010"/>
        </table:table-row>
        <table:table-row table:style-name="ro20">
          <table:table-cell office:value-type="string" calcext:value-type="string">
            <text:p>OK</text:p>
          </table:table-cell>
          <table:table-cell table:style-name="ce31" office:value-type="string" calcext:value-type="string">
            <text:p>NO <text:span text:style-name="T9">enable password &lt;password&gt;</text:span></text:p>
          </table:table-cell>
          <table:table-cell table:style-name="ce37" office:value-type="string" calcext:value-type="string">
            <text:p>Set password for editing device configuration / Vytvorenie hesla na editovanie konfigurácie zariadenia</text:p>
          </table:table-cell>
          <table:table-cell table:style-name="ce170" office:value-type="string" calcext:value-type="string">
            <text:p>Unauthorized editing of device configuration / Nepovolená zmena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85" office:value-type="string" calcext:value-type="string">
            <text:p>Cisco router hardening a CIS je poznamka, ze type 7 je napadnutelny a aj typ sifry</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username secret &lt;username&gt; &lt;secret password&gt;</text:p>
          </table:table-cell>
          <table:table-cell table:style-name="ce37" office:value-type="string" calcext:value-type="string">
            <text:p>Local secured accounts / Lokálne zabezpečené účty</text:p>
          </table:table-cell>
          <table:table-cell table:style-name="ce166" office:value-type="string" calcext:value-type="string">
            <text:p>Unauthorized access to management of device / Nepovolený prístup k manažmentu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22">
          <table:table-cell office:value-type="string" calcext:value-type="string">
            <text:p>OK</text:p>
          </table:table-cell>
          <table:table-cell table:style-name="ce31" office:value-type="string" calcext:value-type="string">
            <text:p>NO <text:span text:style-name="T9">username password  &lt;username&gt; &lt;password&gt;</text:span></text:p>
          </table:table-cell>
          <table:table-cell table:style-name="ce37" office:value-type="string" calcext:value-type="string">
            <text:p>Local secured accounts / Lokálne zabezpečené účty</text:p>
          </table:table-cell>
          <table:table-cell table:style-name="ce166" office:value-type="string" calcext:value-type="string">
            <text:p>Unauthorized access to management of device / Nepovolený prístup k manažmentu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23">
          <table:table-cell office:value-type="string" calcext:value-type="string">
            <text:p>OK</text:p>
          </table:table-cell>
          <table:table-cell table:style-name="ce31"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37" office:value-type="string" calcext:value-type="string">
            <text:p>Define and enable AAA server for login with fallback mechanism / Definovanie a povolenie AAA serveru na prihlásenie a definovanie záložného prihlásenia</text:p>
          </table:table-cell>
          <table:table-cell table:style-name="ce165"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37" table:number-columns-repeated="3"/>
          <table:table-cell table:style-name="ce37" office:value-type="string" calcext:value-type="string">
            <text:p><text:span text:style-name="T83">Pozri aj SLSP konfiguracie, tam sa to nastavuje trosku inak, niekde  som nasiel aj jednoriackovy cmd, v GNS nejde </text:span><text:span text:style-name="T84">radius-server host 10.0.0.10 auth-port 1645 acct-port 1646 key 1234567890</text:span></text:p>
            <text:p><text:span text:style-name="T9">Xca3-08 xca4 switch ch07</text:span></text:p>
          </table:table-cell>
          <table:table-cell table:number-columns-repeated="1010"/>
        </table:table-row>
        <table:table-row table:style-name="ro23">
          <table:table-cell office:value-type="string" calcext:value-type="string">
            <text:p>OK</text:p>
          </table:table-cell>
          <table:table-cell table:style-name="ce31"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37" office:value-type="string" calcext:value-type="string">
            <text:p>Define and enable AAA server for login with fallback mechanism / Definovanie a povolenie AAA serveru na prihlásenie a definovanie záložného prihlásenia</text:p>
          </table:table-cell>
          <table:table-cell table:style-name="ce165"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37" table:number-columns-repeated="3"/>
          <table:table-cell table:style-name="ce37" office:value-type="string" calcext:value-type="string">
            <text:p>Pozri aj SLSP konfiguracie, tam sa to nastavuje trosku inak – r11veterna1</text:p>
            <text:p>TODO KERBEROS</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aaa authentication enable default group &lt;radius group&gt; enable</text:p>
            <text:p/>
          </table:table-cell>
          <table:table-cell table:style-name="ce37"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5"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3"/>
          <table:table-cell table:style-name="ce31"/>
          <table:table-cell table:number-columns-repeated="1010"/>
        </table:table-row>
        <table:table-row table:style-name="ro6">
          <table:table-cell office:value-type="string" calcext:value-type="string">
            <text:p>OK</text:p>
          </table:table-cell>
          <table:table-cell table:style-name="ce31" office:value-type="string" calcext:value-type="string">
            <text:p>NO aaa authentication enable default enable</text:p>
          </table:table-cell>
          <table:table-cell table:style-name="ce37"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5"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3"/>
          <table:table-cell table:style-name="ce31" office:value-type="string" calcext:value-type="string">
            <text:p>AAA is not contacted, local enable password is used</text:p>
          </table:table-cell>
          <table:table-cell table:number-columns-repeated="1010"/>
        </table:table-row>
        <table:table-row table:style-name="ro16">
          <table:table-cell office:value-type="string" calcext:value-type="string">
            <text:p>OK</text:p>
          </table:table-cell>
          <table:table-cell table:style-name="ce38" office:value-type="string" calcext:value-type="string">
            <text:p>aaa authentication attempts login 3</text:p>
          </table:table-cell>
          <table:table-cell table:style-name="ce37" office:value-type="string" calcext:value-type="string">
            <text:p>Set max authentication attempts after which account will be blocked / Definovanie maximálneho počtu neúspešných pokusov o prihlásenie a následné zablokovanie účtu</text:p>
          </table:table-cell>
          <table:table-cell table:style-name="ce164" office:value-type="string" calcext:value-type="string">
            <text:p>Guessing credentials / Hádanie prístupových údajov</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8" office:value-type="string" calcext:value-type="string">
            <text:p>avoid aaa authentication login.*none.*</text:p>
          </table:table-cell>
          <table:table-cell table:style-name="ce37" office:value-type="string" calcext:value-type="string">
            <text:p>Disable fallback method in AAA to be no authentication / Zakázať záložné prihlásenie bez poskytnutia autentizačných prostriedkov</text:p>
          </table:table-cell>
          <table:table-cell table:style-name="ce165" office:value-type="string" calcext:value-type="string">
            <text:p>Login without credentials / Prihlásenie bez prihlasovacích údajov</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avoid aaa authentication login default local</text:p>
          </table:table-cell>
          <table:table-cell table:style-name="ce37" office:value-type="string" calcext:value-type="string">
            <text:p>AAA must not use local account as first login choice / AAA nesmie používať ako prvú možnosť prihlásenia lokálny účet </text:p>
          </table:table-cell>
          <table:table-cell table:style-name="ce165" office:value-type="string" calcext:value-type="string">
            <text:p>AAA primarily uses local accounts instead of centralized on server / AAA používa primárne lokálne účty namiesto centralizovaných na serveri</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180"/>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aaa authorization exec &lt;radius login&gt; group &lt;radius group&gt; local if-authenticated</text:p>
          </table:table-cell>
          <table:table-cell table:style-name="ce37"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5" office:value-type="string" calcext:value-type="string">
            <text:p>User logged in to device through AAA can execute all commands / Používateľ prihlásený do zariadenia môže spúšťať akékoľvek príkazy</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37" table:number-columns-repeated="3"/>
          <table:table-cell table:style-name="ce85" office:value-type="string" calcext:value-type="string">
            <text:p>https://community.cisco.com/t5/policy-and-access/difference-between-if-authenticated-and-none-keyword/td-p/1270499</text:p>
          </table:table-cell>
          <table:table-cell table:number-columns-repeated="1010"/>
        </table:table-row>
        <table:table-row table:style-name="ro14">
          <table:table-cell office:value-type="string" calcext:value-type="string">
            <text:p>OK</text:p>
          </table:table-cell>
          <table:table-cell table:style-name="ce31" office:value-type="string" calcext:value-type="string">
            <text:p><text:span text:style-name="T9">aaa authorization commands 15 &lt;radius login&gt; group &lt;radius group&gt;</text:span> local if-authenticated </text:p>
          </table:table-cell>
          <table:table-cell table:style-name="ce37"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5" office:value-type="string" calcext:value-type="string">
            <text:p>User logged in to device through AAA can execute all commands / Používateľ prihlásený do zariadenia môže spúšťať akékoľvek príkazy</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37" table:number-columns-repeated="3"/>
          <table:table-cell table:style-name="ce85" office:value-type="string" calcext:value-type="string">
            <text:p>https://community.cisco.com/t5/policy-and-access/difference-between-if-authenticated-and-none-keyword/td-p/1270499</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37" office:value-type="string" calcext:value-type="string">
            <text:p>Setup AAA accounting of executed commands and connections to device / Nastavenie AAA účtovania respektíve logovania pripojení a vykonaných príkazov</text:p>
          </table:table-cell>
          <table:table-cell table:style-name="ce165" office:value-type="string" calcext:value-type="string">
            <text:p>Administrator can issue bad command which is hard to find after a time / Administrátor vloží zlý príkaz a po čase je ho nemožné dohľadať a zjednať nápravu</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7" table:number-columns-repeated="3"/>
          <table:table-cell table:style-name="ce85"/>
          <table:table-cell table:number-columns-repeated="1010"/>
        </table:table-row>
        <table:table-row table:style-name="ro16">
          <table:table-cell office:value-type="string" calcext:value-type="string">
            <text:p>OK</text:p>
          </table:table-cell>
          <table:table-cell table:style-name="ce39" office:value-type="string" calcext:value-type="string">
            <text:p>NO snmp-server community</text:p>
            <text:p>NO snmp-server host  version 1/2c</text:p>
            <text:p><text:span text:style-name="T15">snmp-server group &lt;group name&gt; v3 priv </text:span></text:p>
          </table:table-cell>
          <table:table-cell table:style-name="ce85" office:value-type="string" calcext:value-type="string">
            <text:p>Use SNMP version 3 <text:s/>when SNMP is enabled / Použitie SNMP verzie 3 pokiaľ je SNMP používané</text:p>
          </table:table-cell>
          <table:table-cell table:style-name="ce165" office:value-type="string" calcext:value-type="string">
            <text:p>Eavesdropping of SNMP v1 and v2c <text:s/>/ Odpočúvanie SNMP verzie 1 a 2c</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4"/>
          <table:table-cell table:number-columns-repeated="1010"/>
        </table:table-row>
        <table:table-row table:style-name="ro24">
          <table:table-cell office:value-type="string" calcext:value-type="string">
            <text:p>OK</text:p>
          </table:table-cell>
          <table:table-cell table:style-name="ce39" office:value-type="string" calcext:value-type="string">
            <text:p>ip radius source interface loopback &lt;id&gt;</text:p>
            <text:p><text:span text:style-name="T1">ip tacacs source interface loopback &lt;id&gt;</text:span></text:p>
          </table:table-cell>
          <table:table-cell table:style-name="ce37" office:value-type="string" calcext:value-type="string">
            <text:p>Specify loopback source interface for AAA connections / Definovanie loopback zdrojového rozhrania pre AAA</text:p>
          </table:table-cell>
          <table:table-cell table:style-name="ce165" office:value-type="string" calcext:value-type="string">
            <text:p>AAA source interface is not same on every boot / AAA zdrojové rozhranie nie je rovnaké pri každom reštarte</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18">
          <table:table-cell office:value-type="string" calcext:value-type="string">
            <text:p>OK</text:p>
          </table:table-cell>
          <table:table-cell table:style-name="ce40"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37" office:value-type="string" calcext:value-type="string">
            <text:p>Restrict SNMP view for read-only / Obmedzenie SNMP iba na čítanie</text:p>
          </table:table-cell>
          <table:table-cell table:style-name="ce167" office:value-type="string" calcext:value-type="string">
            <text:p>Modify configuration of device by SNMP / Modifikovanie konfigurácie pomocou SNMP</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41"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37" office:value-type="string" calcext:value-type="string">
            <text:p>Restrict SNMP only for specific IP addresses with ACL / Obmedzenie SNMP iba pre vybrané IP adresy</text:p>
          </table:table-cell>
          <table:table-cell table:style-name="ce167" office:value-type="string" calcext:value-type="string">
            <text:p>Unauthorized access to SNMP informations / Neoprávnený prístup k SNMP informáciám</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18">
          <table:table-cell office:value-type="string" calcext:value-type="string">
            <text:p>OK</text:p>
          </table:table-cell>
          <table:table-cell table:style-name="ce42"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37" office:value-type="string" calcext:value-type="string">
            <text:p>Enable SNMP server traps / Povolenie asynchrónnych správ SNMP TRAP</text:p>
          </table:table-cell>
          <table:table-cell table:style-name="ce165" office:value-type="string" calcext:value-type="string">
            <text:p>Administrator does not know about issues sourcing on device / Administrátor nemá povedomie o problémoch na zariadení</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43"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37"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167" office:value-type="string" calcext:value-type="string">
            <text:p>Eavesdropping SNMP <text:s/>session due to weak encryption and <text:s/>hash / Odpočúvanie SNMP sedenie z dôvodu slabého šifrovania a hashovacej <text:s/>funkcie</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31" table:number-columns-repeated="3"/>
          <table:table-cell table:number-columns-repeated="1011"/>
        </table:table-row>
        <table:table-row table:style-name="ro2">
          <table:table-cell office:value-type="string" calcext:value-type="string">
            <text:p>OK</text:p>
          </table:table-cell>
          <table:table-cell table:style-name="ce44" office:value-type="string" calcext:value-type="string">
            <text:p><text:span text:style-name="T31">snmp-server location &lt;location&gt;</text:span></text:p>
          </table:table-cell>
          <table:table-cell table:style-name="ce37" office:value-type="string" calcext:value-type="string">
            <text:p>Specify SNMP server location / Definovanie lokácie SNMP serveru</text:p>
          </table:table-cell>
          <table:table-cell table:style-name="ce165" office:value-type="string" calcext:value-type="string">
            <text:p>Hard identification of SNMP messages from many IPs / <text:s/>Sťažená identifikácia SNMP správ z rôznych IP</text:p>
          </table:table-cell>
          <table:table-cell table:style-name="ce31" office:value-type="string" calcext:value-type="string">
            <text:p>Management</text:p>
          </table:table-cell>
          <table:table-cell table:style-name="ce31" office:value-type="string" calcext:value-type="string">
            <text:p>SNMP</text:p>
          </table:table-cell>
          <table:table-cell table:style-name="ce31" office:value-type="string" calcext:value-type="string">
            <text:p>LOW</text:p>
          </table:table-cell>
          <table:table-cell table:number-columns-repeated="2" table:style-name="ce31" office:value-type="string" calcext:value-type="string">
            <text:p>ALL</text:p>
          </table:table-cell>
          <table:table-cell table:style-name="ce181"/>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snmp-server trap-source loopback &lt;id&gt;</text:p>
          </table:table-cell>
          <table:table-cell table:style-name="ce37" office:value-type="string" calcext:value-type="string">
            <text:p>Specify loopback source interface for SNMP / <text:s/>Definovanie loopback zdrojového rozhrania pre SNMP</text:p>
          </table:table-cell>
          <table:table-cell table:style-name="ce165" office:value-type="string" calcext:value-type="string">
            <text:p>SNMP source interface is not same on every boot / SNMP zdrojové rozhranie nie je rovnaké pri každom reštarte</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182"/>
          <table:table-cell table:style-name="ce31" table:number-columns-repeated="3"/>
          <table:table-cell table:number-columns-repeated="1011"/>
        </table:table-row>
        <table:table-row table:style-name="ro6">
          <table:table-cell office:value-type="string" calcext:value-type="string">
            <text:p>OK</text:p>
          </table:table-cell>
          <table:table-cell table:style-name="ce48" office:value-type="string" calcext:value-type="string">
            <text:p>snmp-server ifindex persist</text:p>
          </table:table-cell>
          <table:table-cell table:style-name="ce88" office:value-type="string" calcext:value-type="string">
            <text:p>SNMP persistent name of interfaces after reboot / SNMP statické nemenné meno rozhrania aj po reštarte zariadenia</text:p>
          </table:table-cell>
          <table:table-cell table:style-name="ce165" office:value-type="string" calcext:value-type="string">
            <text:p>Changing name of interfece between reboots and unable to monitor through SNMP / Zmeny názvov rozhraní medzi reštartami a nemožnosť monitorovanie pomocou SNMP</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182"/>
          <table:table-cell table:style-name="ce31" table:number-columns-repeated="3"/>
          <table:table-cell table:style-name="ce62"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logging on</text:p>
            <text:p><text:span text:style-name="T9">logging host &lt;ip adddress&gt;</text:span></text:p>
          </table:table-cell>
          <table:table-cell table:style-name="ce90" office:value-type="string" calcext:value-type="string">
            <text:p>Enable SYSLOG logging and set SYSLOG server / Povolenie logovania protokolom SYSLOG a špecifikovanie IP adresy SYSLOG serveru</text:p>
          </table:table-cell>
          <table:table-cell table:style-name="ce165" office:value-type="string" calcext:value-type="string">
            <text:p>Administrator does not know about issues sourcing on device / Administrátor nemá povedomie o problémoch na zariadení</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trap informational</text:p>
          </table:table-cell>
          <table:table-cell table:style-name="ce90" office:value-type="string" calcext:value-type="string">
            <text:p>Setup SYSLOG logging severity to INFORMATIONAL / Špecifikovanie dôležitosti oznámení SYSLOG na INFORMATIONAL</text:p>
          </table:table-cell>
          <table:table-cell table:style-name="ce165" office:value-type="string" calcext:value-type="string">
            <text:p>Important information from devices are not sent through SYSLOG / Neprijímanie všetkých dôležitých incidentov na zariadení z protokolu SYSLOG</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logging source-interface loopback &lt;id&gt;</text:p>
          </table:table-cell>
          <table:table-cell table:style-name="ce85" office:value-type="string" calcext:value-type="string">
            <text:p>Specify loopback source interface for SYSLOG / <text:s/>Definovanie loopback zdrojového rozhrania pre SYSLOG</text:p>
          </table:table-cell>
          <table:table-cell table:style-name="ce165" office:value-type="string" calcext:value-type="string">
            <text:p>SYSLOG source interface is not same on every boot / SYSLOG zdrojové rozhranie nie je rovnaké pri každom reštarte</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1">
          <table:table-cell office:value-type="string" calcext:value-type="string">
            <text:p>OK</text:p>
          </table:table-cell>
          <table:table-cell table:style-name="ce31" office:value-type="string" calcext:value-type="string">
            <text:p><text:span text:style-name="T7">service timestamp log datetime</text:span></text:p>
            <text:p><text:span text:style-name="T7">service timestamp debug datetime</text:span></text:p>
          </table:table-cell>
          <table:table-cell table:style-name="ce90" office:value-type="string" calcext:value-type="string">
            <text:p>Setup time format for logging and debugging information / Definovanie formátu času pre logovacie a ladiace výstupy</text:p>
          </table:table-cell>
          <table:table-cell table:style-name="ce165" office:value-type="string" calcext:value-type="string">
            <text:p>Insufficient and non-standard <text:s/>time format in logging messages / Nedostatočné a neštandardné formáty času pri logovacích správach</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console critical</text:p>
          </table:table-cell>
          <table:table-cell table:style-name="ce90" office:value-type="string" calcext:value-type="string">
            <text:p>Display SYSLOG messages with severity CRITICAL and greater to console / Vypisovanie SYSLOG správ CRITICAL a dôležitejších do terminálu</text:p>
          </table:table-cell>
          <table:table-cell table:style-name="ce165" office:value-type="string" calcext:value-type="string">
            <text:p>Administrator does not see important incidents when connected to console / Administrátor nevidí dôležité incidenty pri prihlásení a konfigurovaní cez konzolu</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logging buffered 64000 6</text:p>
          </table:table-cell>
          <table:table-cell table:style-name="ce90" office:value-type="string" calcext:value-type="string">
            <text:p>Set SYSLOG buffer to enough size and appropriate severity / Definovanie veľkosti SYSLOG buffera dôležitosti oznámení na INFORMATIONAL</text:p>
          </table:table-cell>
          <table:table-cell table:style-name="ce165" office:value-type="string" calcext:value-type="string">
            <text:p>Small SYSLOG buffer drops important messages / Malá vyrovnávacia pamäť pre SYSLOG je dôvodom zahadzovanie správ</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persistent url flash:/syslog</text:p>
          </table:table-cell>
          <table:table-cell table:style-name="ce90" office:value-type="string" calcext:value-type="string">
            <text:p>Setup backup logging location when SYSLOG server is not <text:s/>accessible / Definovanie dočasného úložiska SYSLOG správ v prípade nedostupnosti servera</text:p>
          </table:table-cell>
          <table:table-cell table:style-name="ce165" office:value-type="string" calcext:value-type="string">
            <text:p>Inaccesible SYSLOG server leads to not saving important messages / Neprístupný SYSLOG server spôsobuje zahadzovanie dôležitých syslog správ</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26">
          <table:table-cell office:value-type="string" calcext:value-type="string">
            <text:p>OK</text:p>
          </table:table-cell>
          <table:table-cell table:style-name="ce37" office:value-type="string" calcext:value-type="string">
            <text:p>no CDP run </text:p>
            <text:p>no cdp enable</text:p>
          </table:table-cell>
          <table:table-cell table:style-name="ce90" office:value-type="string" calcext:value-type="string">
            <text:p>Disable discovery protocol CDP / Zakázanie protokolu CDP</text:p>
          </table:table-cell>
          <table:table-cell table:style-name="ce167"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31" office:value-type="string" calcext:value-type="string">
            <text:p>Management</text:p>
          </table:table-cell>
          <table:table-cell table:style-name="ce37" office:value-type="string" calcext:value-type="string">
            <text:p>CD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26">
          <table:table-cell office:value-type="string" calcext:value-type="string">
            <text:p>OK</text:p>
          </table:table-cell>
          <table:table-cell table:style-name="ce37" office:value-type="string" calcext:value-type="string">
            <text:p>no LLDP run </text:p>
            <text:p>no lldp receive </text:p>
            <text:p>no lldp transmit</text:p>
          </table:table-cell>
          <table:table-cell table:style-name="ce90" office:value-type="string" calcext:value-type="string">
            <text:p>Disable discovery protocol LLDP / Zakázanie protokolu LLDP</text:p>
          </table:table-cell>
          <table:table-cell table:style-name="ce167"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31" office:value-type="string" calcext:value-type="string">
            <text:p>Management</text:p>
          </table:table-cell>
          <table:table-cell table:style-name="ce37" office:value-type="string" calcext:value-type="string">
            <text:p>LLD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Cisco CCNA Security Study Guide</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ntp server &lt;ip adddress&gt;</text:p>
          </table:table-cell>
          <table:table-cell table:style-name="ce37" office:value-type="string" calcext:value-type="string">
            <text:p>Setup NTP to have accurate time for logs / Nastavenie NTP serveru pre aktuálny čas v logoch</text:p>
          </table:table-cell>
          <table:table-cell table:style-name="ce165" office:value-type="string" calcext:value-type="string">
            <text:p>Inconsistency of logs time and hard to associate them with relevant incidents / Nekonzistencia časov v logoch a problém pričlenenia logov k relevantným incidentom</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14">
          <table:table-cell office:value-type="string" calcext:value-type="string">
            <text:p>OK</text:p>
          </table:table-cell>
          <table:table-cell table:style-name="ce50" office:value-type="string" calcext:value-type="string">
            <text:p>ntp authenticate</text:p>
            <text:p><text:span text:style-name="T32">ntp authentication-key 1 md5 &lt;password&gt;</text:span></text:p>
            <text:p><text:span text:style-name="T32">trusted-key 1</text:span></text:p>
          </table:table-cell>
          <table:table-cell table:style-name="ce37" office:value-type="string" calcext:value-type="string">
            <text:p>Setup NTP authentication / Nastavenie NTP autentizácie</text:p>
          </table:table-cell>
          <table:table-cell table:style-name="ce165" office:value-type="string" calcext:value-type="string">
            <text:p>Connecting server with same allowed IP address but wrong time / Pripojenie servera s rovnakou IP adresou, ale falošným časom</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5"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50" office:value-type="string" calcext:value-type="string">
            <text:p>ntp source loopback &lt;id&gt;</text:p>
          </table:table-cell>
          <table:table-cell table:style-name="ce85" office:value-type="string" calcext:value-type="string">
            <text:p>Specify loopback source interface for NTP / <text:s/>Definovanie loopback zdrojového rozhrania pre NTP</text:p>
          </table:table-cell>
          <table:table-cell table:style-name="ce165" office:value-type="string" calcext:value-type="string">
            <text:p>NTP source interface is not same on every boot / NTP zdrojové rozhranie nie je rovnaké pri každom reštarte</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5"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52" office:value-type="string" calcext:value-type="string">
            <text:p><text:span text:style-name="T33">ntp server </text:span><text:span text:style-name="T34">&lt;ip adddress&gt; </text:span>version 4</text:p>
          </table:table-cell>
          <table:table-cell table:style-name="ce37" office:value-type="string" calcext:value-type="string">
            <text:p>Use NTP v4 / Použitie NTP verzie 4</text:p>
          </table:table-cell>
          <table:table-cell table:style-name="ce165" office:value-type="string" calcext:value-type="string">
            <text:p><text:span text:style-name="T1">NTP stronger security (pub/priv key)</text:span> and IPv6 support / Väčšia bezpečnosť (pub/priv key) NTP a podpora IPv6</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183"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31" table:number-columns-repeated="3"/>
          <table:table-cell table:number-columns-repeated="1011"/>
        </table:table-row>
        <table:table-row table:style-name="ro26">
          <table:table-cell office:value-type="string" calcext:value-type="string">
            <text:p>OK</text:p>
          </table:table-cell>
          <table:table-cell table:style-name="ce31"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37"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65" office:value-type="string" calcext:value-type="string">
            <text:p>Fake time from illegitimate NTP source / Falošný čas od podvrhnutého NTP zdroja</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37" office:value-type="string" calcext:value-type="string">
            <text:p>Hardening Cisco Routers</text:p>
          </table:table-cell>
          <table:table-cell table:style-name="ce31" table:number-columns-repeated="3"/>
          <table:table-cell table:style-name="ce62"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26">
          <table:table-cell office:value-type="string" calcext:value-type="string">
            <text:p>OK</text:p>
          </table:table-cell>
          <table:table-cell table:style-name="ce53" office:value-type="string" calcext:value-type="string">
            <text:p><text:span text:style-name="T35">interface &lt;interface name&gt; &lt;interface id&gt;</text:span></text:p>
            <text:p><text:span text:style-name="T35"> shutdown</text:span></text:p>
          </table:table-cell>
          <table:table-cell table:style-name="ce37" office:value-type="string" calcext:value-type="string">
            <text:p>Explicit shutdown unused interfaces / Explicitne zakázať nepoužívané porty</text:p>
          </table:table-cell>
          <table:table-cell table:style-name="ce171"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37" office:value-type="string" calcext:value-type="string">
            <text:p>Data</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Cisco Router Hardening</text:p>
            <text:p>Network Security Auditing</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interface loopback &lt;id&gt;</text:p>
            <text:p>ip address &lt;ip paddress&gt;</text:p>
          </table:table-cell>
          <table:table-cell table:style-name="ce37" office:value-type="string" calcext:value-type="string">
            <text:p>Create Loopback interface with IP address / Vytvoriť Loopback rozhranie s IP adresou</text:p>
          </table:table-cell>
          <table:table-cell table:style-name="ce165" office:value-type="string" calcext:value-type="string">
            <text:p>Source interface for management and control plane protocols / Zdrojové rozhranie pre management a control protokoly</text:p>
          </table:table-cell>
          <table:table-cell table:style-name="ce37" office:value-type="string" calcext:value-type="string">
            <text:p>Management / Control</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37" office:value-type="string" calcext:value-type="string">
            <text:p>Description of every ACL member to better identification / Popis každého pravidla v ACL pre lepšiu identifikáciu</text:p>
          </table:table-cell>
          <table:table-cell table:style-name="ce165" office:value-type="string" calcext:value-type="string">
            <text:p>ACL rule identification / Identifikácia pravidla v ACL</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27">
          <table:table-cell office:value-type="string" calcext:value-type="string">
            <text:p>OK</text:p>
          </table:table-cell>
          <table:table-cell table:style-name="ce31" office:value-type="string" calcext:value-type="string">
            <text:p><text:span text:style-name="T13">interface &lt;interface name&gt; &lt;interface id&gt;</text:span></text:p>
            <text:p> description PRODUCTION_SERVER</text:p>
          </table:table-cell>
          <table:table-cell table:style-name="ce37" office:value-type="string" calcext:value-type="string">
            <text:p>Descption of every interface / Popis každého rozhrania</text:p>
          </table:table-cell>
          <table:table-cell table:style-name="ce165" office:value-type="string" calcext:value-type="string">
            <text:p>Interface identification / Identifikácia rozhra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184"/>
          <table:table-cell table:number-columns-repeated="1014"/>
        </table:table-row>
        <table:table-row table:style-name="ro24">
          <table:table-cell office:value-type="string" calcext:value-type="string">
            <text:p>OK</text:p>
          </table:table-cell>
          <table:table-cell table:style-name="ce31" office:value-type="string" calcext:value-type="string">
            <text:p>ip ssh source-interface loopback &lt;id&gt;</text:p>
          </table:table-cell>
          <table:table-cell table:style-name="ce37" office:value-type="string" calcext:value-type="string">
            <text:p>Specify loopback source interface for SSH / <text:s/>Definovanie loopback zdrojového rozhrania pre SSH</text:p>
          </table:table-cell>
          <table:table-cell table:style-name="ce165" office:value-type="string" calcext:value-type="string">
            <text:p>SSH source interface is not same on every boot / SSH zdrojové rozhranie nie je rovnaké pri každom reštarte</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185"/>
          <table:table-cell table:number-columns-repeated="1014"/>
        </table:table-row>
        <table:table-row table:style-name="ro28">
          <table:table-cell office:value-type="string" calcext:value-type="string">
            <text:p>OK</text:p>
          </table:table-cell>
          <table:table-cell table:style-name="ce31"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37" office:value-type="string" calcext:value-type="string">
            <text:p>Specify different port for SSH or apply port knocking / Špecifikovanie iného portu pre SSH ako štandardného alebo aplikovanie port knocking</text:p>
          </table:table-cell>
          <table:table-cell table:style-name="ce167" office:value-type="string" calcext:value-type="string">
            <text:p>DOS on standard SSH port 22 / DOS útok na štandardný SSH port 22</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185"/>
          <table:table-cell table:number-columns-repeated="1014"/>
        </table:table-row>
        <table:table-row table:style-name="ro18">
          <table:table-cell office:value-type="string" calcext:value-type="string">
            <text:p>OK</text:p>
          </table:table-cell>
          <table:table-cell table:style-name="ce31"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37"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66" office:value-type="string" calcext:value-type="string">
            <text:p>Unauthorized access to management of device <text:s/>/ Nepovolený prístup k manažmentu konfigurácie zariadenia</text:p>
          </table:table-cell>
          <table:table-cell table:style-name="ce37" office:value-type="string" calcext:value-type="string">
            <text:p>Management</text:p>
          </table:table-cell>
          <table:table-cell table:style-name="ce37" office:value-type="string" calcext:value-type="string">
            <text:p>TELNET</text:p>
            <text:p>SSH</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22">
          <table:table-cell office:value-type="string" calcext:value-type="string">
            <text:p>OK</text:p>
          </table:table-cell>
          <table:table-cell table:style-name="ce31" office:value-type="string" calcext:value-type="string">
            <text:p>ip scp server enable</text:p>
            <text:p>copy startup-config scp://&lt;username&gt;@&lt;ip address&gt;/backup</text:p>
          </table:table-cell>
          <table:table-cell table:style-name="ce37" office:value-type="string" calcext:value-type="string">
            <text:p>Enable backup secure server backup (SFTP, SCP) / Zapnutie zabezpečenej zálohy na server (SFTP, SCP)</text:p>
          </table:table-cell>
          <table:table-cell table:style-name="ce167" office:value-type="string" calcext:value-type="string">
            <text:p>Eavesdropping of device configurations during backup / Odpočúvanie konfigurácií zariadení pri záloh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31" table:number-columns-repeated="3"/>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ce54" table:number-columns-repeated="2"/>
          <table:table-cell table:style-name="ce172"/>
          <table:table-cell table:style-name="ce54" table:number-columns-repeated="10"/>
          <table:table-cell table:number-columns-repeated="1010"/>
        </table:table-row>
        <table:table-row table:style-name="ro27">
          <table:table-cell office:value-type="string" calcext:value-type="string">
            <text:p>OK</text:p>
          </table:table-cell>
          <table:table-cell table:style-name="ce37" office:value-type="string" calcext:value-type="string">
            <text:p>secure boot config</text:p>
          </table:table-cell>
          <table:table-cell table:style-name="ce37" office:value-type="string" calcext:value-type="string">
            <text:p>Enable protection to deletion of configuration / Zapnutie ochrany pred výmazom konfigurácie</text:p>
          </table:table-cell>
          <table:table-cell table:style-name="ce167" office:value-type="string" calcext:value-type="string">
            <text:p>Deletion of configuration / Vymazanie konfiguráci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CNA SECURITY STUDY GUIDE</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37"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37" office:value-type="string" calcext:value-type="string">
            <text:p>Periodically save configuration for easy rollback, log changes of it / Periodické zálohovanie konfigurácie a logovanie jej zmien</text:p>
          </table:table-cell>
          <table:table-cell table:style-name="ce167" office:value-type="string" calcext:value-type="string">
            <text:p>Ability to get diff of changes of configuration and rollback / Možnosť urobiť diff zmien konfigurácií a jej návrat</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3"/>
          <table:table-cell table:style-name="ce37" office:value-type="string" calcext:value-type="string">
            <text:p>Xca3-08 + xca5</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90" office:value-type="string" calcext:value-type="string">
            <text:p>Log Deny rules from ACL / Logovanie pravidiel zahodenia paketov v ACL</text:p>
          </table:table-cell>
          <table:table-cell table:style-name="ce167" office:value-type="string" calcext:value-type="string">
            <text:p>DOS attack or trying to access what is not permited <text:s/>/ DOS útok alebo pokus o prístup k tomu, čo nie je povolené</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7" office:value-type="string" calcext:value-type="string">
            <text:p>memory free low-watermark processor &lt;threshold&gt;</text:p>
            <text:p><text:span text:style-name="T1">memory free low-watermark io &lt;threshold&gt;</text:span></text:p>
          </table:table-cell>
          <table:table-cell table:style-name="ce37" office:value-type="string" calcext:value-type="string">
            <text:p>Setup notification when memory is running low / Nastavenie notifikácie pri dochádzaní pamäte</text:p>
          </table:table-cell>
          <table:table-cell table:style-name="ce167" office:value-type="string" calcext:value-type="string">
            <text:p>Memory is running low / Nízky stav voľnej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7" office:value-type="string" calcext:value-type="string">
            <text:p>memory reserve critical &lt;value&gt; </text:p>
          </table:table-cell>
          <table:table-cell table:style-name="ce90" office:value-type="string" calcext:value-type="string">
            <text:p>Reserve memory for critical notifications when memory is running low / Rezervovanie pamäte pre kritické notifikácie pri nedostatku pamäte</text:p>
          </table:table-cell>
          <table:table-cell table:style-name="ce167" office:value-type="string" calcext:value-type="string">
            <text:p>Log notifications cannot be logged when memory is running low / Logovacie správy nemôžu byť zaznamenané kvôli nedostatku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1">process cpu statistics limit entry-percentage </text:span></text:p>
            <text:p/>
            <text:p/>
          </table:table-cell>
          <table:table-cell table:style-name="ce37" office:value-type="string" calcext:value-type="string">
            <text:p>Setup notification when CPU is high loaded <text:s/>/ Nastavenie notifikácie vysokom zaťažení CPU</text:p>
          </table:table-cell>
          <table:table-cell table:style-name="ce167" office:value-type="string" calcext:value-type="string">
            <text:p>CPU is load is high / Vysoké zaťaženie CP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7" office:value-type="string" calcext:value-type="string">
            <text:p>memory reserve console 4096</text:p>
          </table:table-cell>
          <table:table-cell table:style-name="ce37" office:value-type="string" calcext:value-type="string">
            <text:p>Reserve memory for management connection when memory is running low / Rezervovanie pamäte pre protokoly na manažment zariadení pri nedostatku pamäte</text:p>
          </table:table-cell>
          <table:table-cell table:style-name="ce167" office:value-type="string" calcext:value-type="string">
            <text:p>High load of device caused inability to log into it / Vysoké zaťaženie zariadenia spôsobilo nemožnosť prihlásenia k nem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6">
          <table:table-cell/>
          <table:table-cell table:style-name="ce55" office:value-type="string" calcext:value-type="string">
            <text:p>exception memory ignore overflow io</text:p>
            <text:p><text:span text:style-name="T1">exception memory ignore overflow processor</text:span></text:p>
            <text:p><text:span text:style-name="T1">exception crashinfo maximum files &lt;number-of-files&gt;</text:span></text:p>
          </table:table-cell>
          <table:table-cell table:style-name="ce90" office:value-type="string" calcext:value-type="string">
            <text:p>Enable mechanisms for memory leak detection / Povoliť mechanizmy na detekciu pretečenia pamäte</text:p>
          </table:table-cell>
          <table:table-cell table:style-name="ce167" office:value-type="string" calcext:value-type="string">
            <text:p>Memory leak / Pretečenie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22">
          <table:table-cell/>
          <table:table-cell table:style-name="ce56" office:value-type="string" calcext:value-type="string">
            <text:p>no boot network</text:p>
            <text:p>no service config</text:p>
          </table:table-cell>
          <table:table-cell table:style-name="ce9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71" office:value-type="string" calcext:value-type="string">
            <text:p>Loading malicious configuration from network while booting / Načítanie škodlivej konfigurácie zo siete počas bootova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no proxy-arp</text:p>
          </table:table-cell>
          <table:table-cell table:style-name="ce90" office:value-type="string" calcext:value-type="string">
            <text:p>Disable Proxy ARP / Vypnutie Proxy ARP</text:p>
          </table:table-cell>
          <table:table-cell table:style-name="ce171" office:value-type="string" calcext:value-type="string">
            <text:p>Proxy ARP can allow PVLAN to be bypassed and extends broadcast domain / Proxy ARP môže viesť k obídeniu PVLAN a rozširuje broadcast doménu</text:p>
          </table:table-cell>
          <table:table-cell table:style-name="ce62" office:value-type="string" calcext:value-type="string">
            <text:p>Control</text:p>
          </table:table-cell>
          <table:table-cell table:style-name="ce90" office:value-type="string" calcext:value-type="string">
            <text:p>ARP</text:p>
          </table:table-cell>
          <table:table-cell table:style-name="ce90" office:value-type="string" calcext:value-type="string">
            <text:p>CRITICAL</text:p>
          </table:table-cell>
          <table:table-cell table:style-name="ce90"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31" office:value-type="string" calcext:value-type="string">
            <text:p>no ip source-route</text:p>
          </table:table-cell>
          <table:table-cell table:style-name="ce90" office:value-type="string" calcext:value-type="string">
            <text:p>Disable IP source routing / Vypnutie IP source routing</text:p>
          </table:table-cell>
          <table:table-cell table:style-name="ce171"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62" office:value-type="string" calcext:value-type="string">
            <text:p>Control</text:p>
          </table:table-cell>
          <table:table-cell table:style-name="ce90" office:value-type="string" calcext:value-type="string">
            <text:p>IPv4</text:p>
          </table:table-cell>
          <table:table-cell table:style-name="ce90" office:value-type="string" calcext:value-type="string">
            <text:p>CRITICAL</text:p>
          </table:table-cell>
          <table:table-cell table:style-name="ce90"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7" table:number-columns-repeated="3"/>
          <table:table-cell table:style-name="ce37"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ip verify unicast source reachable-via rx</text:p>
          </table:table-cell>
          <table:table-cell table:style-name="ce90" office:value-type="string" calcext:value-type="string">
            <text:p>Enable Unicast reverse path forwarding strict mode / Zapnutie reverse path forwarding strict/loose mode</text:p>
          </table:table-cell>
          <table:table-cell table:style-name="ce167" office:value-type="string" calcext:value-type="string">
            <text:p>DOS attack through spoofed IP addresses or remote attack to routing protocol / DOS útok pomocou podvrhnutej IP adresy alebo vzdialený útok na smerovací protokol</text:p>
          </table:table-cell>
          <table:table-cell table:style-name="ce62" office:value-type="string" calcext:value-type="string">
            <text:p>Control</text:p>
          </table:table-cell>
          <table:table-cell table:style-name="ce37" office:value-type="string" calcext:value-type="string">
            <text:p>IPv4</text:p>
          </table:table-cell>
          <table:table-cell table:style-name="ce37" office:value-type="string" calcext:value-type="string">
            <text:p>HIGH</text:p>
          </table:table-cell>
          <table:table-cell table:style-name="ce90"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1" table:number-columns-repeated="4"/>
          <table:table-cell table:number-columns-repeated="1010"/>
        </table:table-row>
        <table:table-row table:style-name="ro10">
          <table:table-cell/>
          <table:table-cell table:style-name="ce54" table:number-columns-repeated="2"/>
          <table:table-cell table:style-name="ce172"/>
          <table:table-cell table:style-name="ce54" table:number-columns-repeated="10"/>
          <table:table-cell table:number-columns-repeated="1010"/>
        </table:table-row>
        <table:table-row table:style-name="ro6">
          <table:table-cell office:value-type="string" calcext:value-type="string">
            <text:p>OK</text:p>
          </table:table-cell>
          <table:table-cell table:style-name="ce37" office:value-type="string" calcext:value-type="string">
            <text:p>No ip bootp server</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service pad</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Ip identd</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vstack</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3"/>
          <table:table-cell table:style-name="ce37" office:value-type="string" calcext:value-type="string">
            <text:p>smart install cisco vulnerability – disable it or ACL block tcp port 4786</text:p>
          </table:table-cell>
          <table:table-cell table:number-columns-repeated="1010"/>
        </table:table-row>
        <table:table-row table:style-name="ro6">
          <table:table-cell office:value-type="string" calcext:value-type="string">
            <text:p>OK</text:p>
          </table:table-cell>
          <table:table-cell table:style-name="ce57" office:value-type="string" calcext:value-type="string">
            <text:p>no ip http server</text:p>
            <text:p>no ip http secure server</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57" office:value-type="string" calcext:value-type="string">
            <text:p>no service tcp-small-server</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57" office:value-type="string" calcext:value-type="string">
            <text:p>no service udp-small-server</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service finger</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text:span text:style-name="T1">int FastEthernet 0/1</text:span></text:p>
            <text:p> no mop enabled</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3"/>
          <table:table-cell table:style-name="ce31" office:value-type="string" calcext:value-type="string">
            <text:p>L3SW not responding this command in gns3</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no ip domain lookup</text:p>
          </table:table-cell>
          <table:table-cell table:style-name="ce90" office:value-type="string" calcext:value-type="string">
            <text:p>Disable unused services due to potential security issue and saving memory and CPU / Vypnutie nepoužívaných služieb z bezpečnostných dôvodov a na šetrenie CPU a pamäte </text:p>
          </table:table-cell>
          <table:table-cell table:style-name="ce167"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58" office:value-type="string" calcext:value-type="string">
            <text:p><text:span text:style-name="T13">interface &lt;interface name&gt; &lt;interface id&gt;</text:span></text:p>
            <text:p> no ip unreachables</text:p>
          </table:table-cell>
          <table:table-cell table:style-name="ce57" office:value-type="string" calcext:value-type="string">
            <text:p>Disable ICMP Unreachable message / Vypnutie správ ICMP Unreachable</text:p>
          </table:table-cell>
          <table:table-cell table:style-name="ce164" office:value-type="string" calcext:value-type="string">
            <text:p>Attacker can find out that IP which he tried to ping is incorrect / Útočník môže zistiť, že IP adresa, na ktorú skúšal ping je nesprávna</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31" table:number-columns-repeated="4"/>
          <table:table-cell table:number-columns-repeated="1010"/>
        </table:table-row>
        <table:table-row table:style-name="ro22">
          <table:table-cell office:value-type="string" calcext:value-type="string">
            <text:p>OK</text:p>
          </table:table-cell>
          <table:table-cell table:style-name="ce58" office:value-type="string" calcext:value-type="string">
            <text:p><text:span text:style-name="T13">interface &lt;interface name&gt; &lt;interface id&gt;</text:span></text:p>
            <text:p> no ip mask-reply</text:p>
          </table:table-cell>
          <table:table-cell table:style-name="ce57" office:value-type="string" calcext:value-type="string">
            <text:p>Disable ICMP Mask reply message / Vypnutie správ ICMP Mask reply</text:p>
          </table:table-cell>
          <table:table-cell table:style-name="ce164" office:value-type="string" calcext:value-type="string">
            <text:p>Attacker can find out subnet mask by ICMP Mask reply / Útočník môže zistiť masku podsiete pomocou ICMP Mask reply</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86"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31" table:number-columns-repeated="4"/>
          <table:table-cell table:number-columns-repeated="1010"/>
        </table:table-row>
        <table:table-row table:style-name="ro18">
          <table:table-cell office:value-type="string" calcext:value-type="string">
            <text:p>OK</text:p>
          </table:table-cell>
          <table:table-cell table:style-name="ce59" office:value-type="string" calcext:value-type="string">
            <text:p><text:span text:style-name="T40">interface &lt;interface name&gt; &lt;interface id&gt;</text:span></text:p>
            <text:p><text:span text:style-name="T14"> no ip directed-broadcast</text:span></text:p>
          </table:table-cell>
          <table:table-cell table:style-name="ce57" office:value-type="string" calcext:value-type="string">
            <text:p>Disable ICMP echo message to broacast addresses, disable directed broadcasts / Vypnutie ICMP echo správ na broadcast adresu, vypnutie directed broadcasts</text:p>
          </table:table-cell>
          <table:table-cell table:style-name="ce164"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31" office:value-type="string" calcext:value-type="string">
            <text:p>Data</text:p>
          </table:table-cell>
          <table:table-cell table:style-name="ce31" office:value-type="string" calcext:value-type="string">
            <text:p>IPv4</text:p>
          </table:table-cell>
          <table:table-cell table:style-name="ce31" office:value-type="string" calcext:value-type="string">
            <text:p>CRITICAL</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1"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31" table:number-columns-repeated="3"/>
          <table:table-cell table:style-name="ce31" office:value-type="string" calcext:value-type="string">
            <text:p>Default in config</text:p>
          </table:table-cell>
          <table:table-cell table:number-columns-repeated="1010"/>
        </table:table-row>
        <table:table-row table:style-name="ro6">
          <table:table-cell office:value-type="string" calcext:value-type="string">
            <text:p>OK</text:p>
          </table:table-cell>
          <table:table-cell table:style-name="ce37" office:value-type="string" calcext:value-type="string">
            <text:p><text:span text:style-name="T13">interface &lt;interface name&gt; &lt;interface id&gt;</text:span></text:p>
            <text:p> no ip redirects</text:p>
          </table:table-cell>
          <table:table-cell table:style-name="ce57" office:value-type="string" calcext:value-type="string">
            <text:p>Disable ICMP Redirects message / Vypnutie správ ICMP Redirects</text:p>
          </table:table-cell>
          <table:table-cell table:style-name="ce164" office:value-type="string" calcext:value-type="string">
            <text:p>Attacker can find out informations such as routes and paths or utilize CPU to high value / Útočník môže zistiť smerovacie informácie alebo vyťažiť CPU</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31" table:number-columns-repeated="3"/>
          <table:table-cell table:style-name="ce187"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1">Xca3-08 and all other services which should be disabled are described thre really good</text:span></text:p>
          </table:table-cell>
          <table:table-cell table:number-columns-repeated="1010"/>
        </table:table-row>
        <table:table-row table:style-name="ro18">
          <table:table-cell office:value-type="string" calcext:value-type="string">
            <text:p>OK</text:p>
          </table:table-cell>
          <table:table-cell table:style-name="ce37" office:value-type="string" calcext:value-type="string">
            <text:p>configuration mode exclusive auto</text:p>
          </table:table-cell>
          <table:table-cell table:style-name="ce90" office:value-type="string" calcext:value-type="string">
            <text:p>Allow only one administrator to change configuration of device simultaneously / Povoliť súčasne iba jednému administrátorovi vykonávanie zmien v konfigurácii</text:p>
          </table:table-cell>
          <table:table-cell table:style-name="ce167" office:value-type="string" calcext:value-type="string">
            <text:p>Inconsistency when more than one administrator changes configuration / Nekonzistencia konfiguračných súborov pri zmenách konfigurácie viac ako jedným administrátorom</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office:value-type="string" calcext:value-type="string">
            <text:p>service sequence-numbers</text:p>
          </table:table-cell>
          <table:table-cell table:style-name="ce90" office:value-type="string" calcext:value-type="string">
            <text:p>Add sequence number to every syslog message / Pridanie sekvenčného čísla ku každej syslog správe</text:p>
          </table:table-cell>
          <table:table-cell table:style-name="ce167" office:value-type="string" calcext:value-type="string">
            <text:p>Issue with identification of SYSLOG messages with same timestamp / Problém identifikácie SYSLOG správ s rovnakou časovou značko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number-columns-repeated="1014"/>
        </table:table-row>
        <table:table-row table:style-name="ro20">
          <table:table-cell/>
          <table:table-cell table:style-name="ce61" office:value-type="string" calcext:value-type="string">
            <text:p><text:span text:style-name="T7">service tcp-keepalives-in</text:span></text:p>
            <text:p><text:span text:style-name="T7">service tcp-keepalives-out</text:span></text:p>
          </table:table-cell>
          <table:table-cell table:style-name="ce90" office:value-type="string" calcext:value-type="string">
            <text:p>Drop broken and hung TCP session / Terminovanie zaseknutého TCP spojenia</text:p>
          </table:table-cell>
          <table:table-cell table:style-name="ce167" office:value-type="string" calcext:value-type="string">
            <text:p>Unable to log in when TCP session hangs / Nemožnosť prihlásenia pri zaseknutom TCP spojení</text:p>
          </table:table-cell>
          <table:table-cell table:style-name="ce37" office:value-type="string" calcext:value-type="string">
            <text:p>Management</text:p>
          </table:table-cell>
          <table:table-cell table:style-name="ce37" office:value-type="string" calcext:value-type="string">
            <text:p>TCP</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4">
          <table:table-cell office:value-type="string" calcext:value-type="string">
            <text:p>OK</text:p>
          </table:table-cell>
          <table:table-cell office:value-type="string" calcext:value-type="string">
            <text:p>router bgp 65200</text:p>
            <text:p> neighbor 80.80.80.80 password cisco   </text:p>
          </table:table-cell>
          <table:table-cell table:style-name="ce91" office:value-type="string" calcext:value-type="string">
            <text:p>Authentication of routing protocols updates and peers (not in clear text) / Autentizácia smerovacích protokolov (nie heslá v otvorenej podobe)</text:p>
          </table:table-cell>
          <table:table-cell table:style-name="ce162"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4"/>
        </table:table-row>
        <table:table-row table:style-name="ro26">
          <table:table-cell office:value-type="string" calcext:value-type="string">
            <text:p>OK</text:p>
          </table:table-cell>
          <table:table-cell table:style-name="ce62"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1"> ip authentication keyc-chain eigrp &lt;as&gt; &lt;chain name&gt;</text:span></text:p>
            <text:p><text:span text:style-name="T1"> ipv6 authentication mode eigrp &lt;as&gt; md5</text:span></text:p>
            <text:p><text:span text:style-name="T1"> ipv6 authentication keyc-chain eigrp &lt;as&gt; &lt;chain name&gt;</text:span></text:p>
            <text:p/>
          </table:table-cell>
          <table:table-cell table:style-name="ce91" office:value-type="string" calcext:value-type="string">
            <text:p>Authentication of routing protocols updates and peers (not in clear text) / Autentizácia smerovacích protokolov (nie heslá v otvorenej podobe)</text:p>
          </table:table-cell>
          <table:table-cell table:style-name="ce162"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29">
          <table:table-cell office:value-type="string" calcext:value-type="string">
            <text:p>OK</text:p>
          </table:table-cell>
          <table:table-cell table:style-name="ce63" office:value-type="string" calcext:value-type="string">
            <text:p><text:span text:style-name="T1">key chain &lt;chain name&gt;</text:span></text:p>
            <text:p><text:span text:style-name="T1"> key&lt;id&gt;</text:span></text:p>
            <text:p><text:span text:style-name="T1">  key-string &lt;password&gt;</text:span></text:p>
            <text:p>router ospf &lt;process id&gt;</text:p>
            <text:p> area &lt;ared id&gt; authentication message-digest</text:p>
            <text:p><text:span text:style-name="T1"> area &lt;area id&gt; authentication key-chain &lt;chain name&gt;</text:span></text:p>
            <text:p><text:span text:style-name="T1">ipv6 router ospf &lt;process id&gt;</text:span></text:p>
            <text:p><text:span text:style-name="T1"> area &lt;area id&gt; authentication message-digest</text:span></text:p>
            <text:p><text:span text:style-name="T13">interface &lt;interface name&gt; &lt;interface id&gt;</text:span></text:p>
            <text:p><text:span text:style-name="T1"> ip ospf message-digest-key &lt;key id&gt; md5|sha &lt;password&gt;</text:span></text:p>
            <text:p><text:span text:style-name="T1"> ip ospf authentication message-digest</text:span></text:p>
            <text:p><text:span text:style-name="T1"> ospfv3 authentication md5 0 27576134094768132473302031209727</text:span></text:p>
            <text:p><text:span text:style-name="T1"> no ip ospf authentication-key OPENKEY</text:span></text:p>
            <text:p><text:span text:style-name="T1"> </text:span> </text:p>
          </table:table-cell>
          <table:table-cell table:style-name="ce91" office:value-type="string" calcext:value-type="string">
            <text:p>Authentication of routing protocols updates and peers (not in clear text) / Autentizácia smerovacích protokolov (nie heslá v otvorenej podobe)</text:p>
          </table:table-cell>
          <table:table-cell table:style-name="ce162"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ext:span text:style-name="T2">TODO ADDRESS FAMILIES, check md5 and if sha is supported, check ipsec auth  </text:span><text:span text:style-name="T3">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4">
          <table:table-cell office:value-type="string" calcext:value-type="string">
            <text:p>OK</text:p>
          </table:table-cell>
          <table:table-cell table:style-name="ce62" office:value-type="string" calcext:value-type="string">
            <text:p><text:span text:style-name="T1">key chain &lt;chain name&gt;</text:span></text:p>
            <text:p><text:span text:style-name="T1"> key &lt;id&gt;</text:span></text:p>
            <text:p><text:span text:style-name="T1">  key-string &lt;password&gt;</text:span></text:p>
            <text:p><text:span text:style-name="T13">interface &lt;interface name&gt; &lt;interface id&gt;</text:span></text:p>
            <text:p><text:span text:style-name="T1"> ip rip authentication key-chain &lt;chain name&gt;</text:span></text:p>
            <text:p><text:span text:style-name="T1"> ip rip authentication mode md5</text:span></text:p>
          </table:table-cell>
          <table:table-cell table:style-name="ce91" office:value-type="string" calcext:value-type="string">
            <text:p>Authentication of routing protocols updates and peers (not in clear text) / Autentizácia smerovacích protokolov (nie heslá v otvorenej podobe)</text:p>
          </table:table-cell>
          <table:table-cell table:style-name="ce162"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22">
          <table:table-cell/>
          <table:table-cell table:style-name="ce37" office:value-type="string" calcext:value-type="string">
            <text:p>NO area &lt;area id&gt; virtual-link &lt;ip address&gt;</text:p>
          </table:table-cell>
          <table:table-cell table:style-name="ce91" office:value-type="string" calcext:value-type="string">
            <text:p>Disable OSPF virtual links / Vypnutie virtuálnych liniek pre OSPF</text:p>
          </table:table-cell>
          <table:table-cell table:style-name="ce162" office:value-type="string" calcext:value-type="string">
            <text:p>OSPF Virtual links degradates performance of network / OSPF virtuálne linky degradujú výkon</text:p>
          </table:table-cell>
          <table:table-cell table:style-name="ce62" office:value-type="string" calcext:value-type="string">
            <text:p>Control</text:p>
          </table:table-cell>
          <table:table-cell table:style-name="ce62" office:value-type="string" calcext:value-type="string">
            <text:p>OSPF</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181"/>
          <table:table-cell table:number-columns-repeated="1014"/>
        </table:table-row>
        <table:table-row table:style-name="ro12">
          <table:table-cell office:value-type="string" calcext:value-type="string">
            <text:p>OK</text:p>
          </table:table-cell>
          <table:table-cell table:style-name="ce37" office:value-type="string" calcext:value-type="string">
            <text:p>router rip</text:p>
            <text:p> passive-interface default</text:p>
            <text:p><text:span text:style-name="T41"> no passive-interface </text:span><text:span text:style-name="T42">&lt;interface name&gt; &lt;interface id&gt;</text:span></text:p>
            <text:p/>
            <text:p><text:span text:style-name="T1">router ospf &lt;process&gt;</text:span></text:p>
            <text:p><text:span text:style-name="T1"> passive-interface default</text:span></text:p>
            <text:p><text:span text:style-name="T41"> no passive-interface </text:span><text:span text:style-name="T42">&lt;interface name&gt; &lt;interface id&gt;</text:span></text:p>
            <text:p/>
            <text:p><text:span text:style-name="T43">router eigrp &lt;as&gt;</text:span></text:p>
            <text:p><text:span text:style-name="T43"> passive-interface default</text:span></text:p>
            <text:p><text:span text:style-name="T44"> no passive-interface </text:span><text:span text:style-name="T45">&lt;interface name&gt; &lt;interface id&gt;</text:span></text:p>
          </table:table-cell>
          <table:table-cell table:style-name="ce62" office:value-type="string" calcext:value-type="string">
            <text:p>Specify passive interfaces which do not receive dynamic routing protocols updates / Špecifikovanie rozhraní, ktoré nebudú prijímať smerovacie informácie</text:p>
          </table:table-cell>
          <table:table-cell table:style-name="ce162" office:value-type="string" calcext:value-type="string">
            <text:p>Host, devices, users and attackers can see routing updates and network topology or connect malicious device to send and receive updates / Koncové zariadenie, užívateľ a útočník môžu vidieť smerovacie správy a topológiu siete alebo pripojenie škodlivého zariadenia, ktoré vysielať a prijímať smerovacie správy</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37"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office:value-type="string" calcext:value-type="string">
            <text:p>OK</text:p>
          </table:table-cell>
          <table:table-cell table:style-name="ce62" office:value-type="string" calcext:value-type="string">
            <text:p>router ospf 1|eigrp1|bgp</text:p>
            <text:p><text:span text:style-name="T1">  router-id &lt;ip-address&gt; </text:span></text:p>
            <text:p><text:span text:style-name="T1">ipv6 router ospf  &lt;process-id&gt;</text:span></text:p>
            <text:p><text:span text:style-name="T1">  router-id &lt;ip-address&gt; </text:span></text:p>
          </table:table-cell>
          <table:table-cell table:style-name="ce62" office:value-type="string" calcext:value-type="string">
            <text:p>Specify routing protocol identification number for each router (router ID) / Špecifikovanie identifikátorov smerovacích protokolov pre každý router (router ID)</text:p>
          </table:table-cell>
          <table:table-cell table:style-name="ce162"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181"/>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6">
          <table:table-cell office:value-type="string" calcext:value-type="string">
            <text:p>OK</text:p>
          </table:table-cell>
          <table:table-cell table:style-name="ce63" office:value-type="string" calcext:value-type="string">
            <text:p>router eigrp &lt;as&gt;</text:p>
            <text:p> (eigrp) log-neighbor-changes</text:p>
          </table:table-cell>
          <table:table-cell table:style-name="ce62" office:value-type="string" calcext:value-type="string">
            <text:p>Log routing protocols update changes / Zaznamenanie zmeny v logu pri zmenách v smerovaní</text:p>
          </table:table-cell>
          <table:table-cell table:style-name="ce162"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63" office:value-type="string" calcext:value-type="string">
            <text:p><text:span text:style-name="T1">router ospf &lt;process&gt;</text:span></text:p>
            <text:p> log-neighbor-changes</text:p>
          </table:table-cell>
          <table:table-cell table:style-name="ce62" office:value-type="string" calcext:value-type="string">
            <text:p>Log routing protocols update changes / Zaznamenanie zmeny v logu pri zmenách v smerovaní</text:p>
          </table:table-cell>
          <table:table-cell table:style-name="ce162"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63" office:value-type="string" calcext:value-type="string">
            <text:p>router bgp &lt;as&gt;</text:p>
            <text:p> log-neighbor-changes</text:p>
          </table:table-cell>
          <table:table-cell table:style-name="ce62" office:value-type="string" calcext:value-type="string">
            <text:p>Log routing protocols update changes / Zaznamenanie zmeny v logu pri zmenách v smerovaní</text:p>
          </table:table-cell>
          <table:table-cell table:style-name="ce162"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22">
          <table:table-cell office:value-type="string" calcext:value-type="string">
            <text:p>OK</text:p>
          </table:table-cell>
          <table:table-cell table:style-name="ce37" office:value-type="string" calcext:value-type="string">
            <text:p>hostname &lt;hostname&gt;</text:p>
          </table:table-cell>
          <table:table-cell table:style-name="ce91" office:value-type="string" calcext:value-type="string">
            <text:p>TTL security</text:p>
          </table:table-cell>
          <table:table-cell table:style-name="ce162" office:value-type="string" calcext:value-type="string">
            <text:p>Malicious injected routing information, remote attack / Škodlivé vloženie smerovacích informácií informácií, vzdialený útok</text:p>
          </table:table-cell>
          <table:table-cell table:style-name="ce62" office:value-type="string" calcext:value-type="string">
            <text:p>Control</text:p>
          </table:table-cell>
          <table:table-cell table:style-name="ce62" office:value-type="string" calcext:value-type="string">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8">
          <table:table-cell office:value-type="string" calcext:value-type="string">
            <text:p>OK</text:p>
          </table:table-cell>
          <table:table-cell table:style-name="ce62" office:value-type="string" calcext:value-type="string">
            <text:p>router rip</text:p>
            <text:p> no auto-summary</text:p>
            <text:p/>
            <text:p>router eigrp &lt;as&gt;</text:p>
            <text:p> no auto-summary</text:p>
            <text:p/>
            <text:p>router bgp &lt;as&gt;</text:p>
            <text:p> no auto-summary</text:p>
          </table:table-cell>
          <table:table-cell table:style-name="ce91" office:value-type="string" calcext:value-type="string">
            <text:p>Turn off automatic route summarization / Vypnutie automatickej sumarizácie smerovacích protokolov</text:p>
          </table:table-cell>
          <table:table-cell table:style-name="ce162" office:value-type="string" calcext:value-type="string">
            <text:p>Incorrect routing due to summarization / Nesprávne smerovanie kvôli sumarizácií</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HIGH</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181"/>
          <table:table-cell table:number-columns-repeated="1014"/>
        </table:table-row>
        <table:table-row table:style-name="ro19">
          <table:table-cell office:value-type="string" calcext:value-type="string">
            <text:p>OK</text:p>
          </table:table-cell>
          <table:table-cell table:style-name="ce66" office:value-type="string" calcext:value-type="string">
            <text:p>ip options drop</text:p>
          </table:table-cell>
          <table:table-cell table:style-name="ce37" office:value-type="string" calcext:value-type="string">
            <text:p>Drop IPv4 packets with IP Options field / Zahadzovanie IPv4 paketov s rozšírenou hlavičkou (IP Options filtering)</text:p>
          </table:table-cell>
          <table:table-cell table:style-name="ce167" office:value-type="string" calcext:value-type="string">
            <text:p>Packets will be process switched which leads to CPU overload or manipulation with routing to bypass security control / Pakety budú spracovávané v CPU, ktoré môže byť preťažené a môže byť zmenené smerovanie na obídenie bezpečnostnej kontroly</text:p>
          </table:table-cell>
          <table:table-cell table:style-name="ce62" office:value-type="string" calcext:value-type="string">
            <text:p>Control</text:p>
          </table:table-cell>
          <table:table-cell table:style-name="ce62" office:value-type="string" calcext:value-type="string">
            <text:p>IPv4</text:p>
          </table:table-cell>
          <table:table-cell table:style-name="ce62" office:value-type="string" calcext:value-type="string">
            <text:p>CRITICAL</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30">
          <table:table-cell office:value-type="string" calcext:value-type="string">
            <text:p>OK</text:p>
          </table:table-cell>
          <table:table-cell table:style-name="ce63"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1"> tunnel source &lt;ip address&gt; &lt;mask&gt;</text:span></text:p>
            <text:p><text:span text:style-name="T1"> tunnel destination &lt;ip address&gt; &lt;mask&gt;</text:span></text:p>
          </table:table-cell>
          <table:table-cell table:style-name="ce37" office:value-type="string" calcext:value-type="string">
            <text:p>Disable tunnels which are not secured or setup secure tunnels / Vypnúť tunely ktoré nie sú zabezpečené alebo zabezpečiť tunely</text:p>
          </table:table-cell>
          <table:table-cell table:style-name="ce167" office:value-type="string" calcext:value-type="string">
            <text:p>Eavesdropping communication through unsecured tunnels / Odpočúvanie komunikácie <text:s/>cez nezabezpečené tunely</text:p>
          </table:table-cell>
          <table:table-cell table:style-name="ce62" office:value-type="string" calcext:value-type="string">
            <text:p>Data</text:p>
          </table:table-cell>
          <table:table-cell table:style-name="ce62" office:value-type="string" calcext:value-type="string">
            <text:p>IPv4</text:p>
            <text:p>IPv6</text:p>
          </table:table-cell>
          <table:table-cell table:style-name="ce62" office:value-type="string" calcext:value-type="string">
            <text:p>CRITICAL</text:p>
          </table:table-cell>
          <table:table-cell table:style-name="ce62" office:value-type="string" calcext:value-type="string">
            <text:p>R, L3SW</text:p>
          </table:table-cell>
          <table:table-cell table:style-name="ce90" office:value-type="string" calcext:value-type="string">
            <text:p>CORE/EDGE</text:p>
            <text:p>DISTRIBUTION</text:p>
            <text:p>COLLAPSED COREDIST</text:p>
            <text:p>COLLAPSED DISTACC</text:p>
            <text:p>COLLAPSED ALL</text:p>
          </table:table-cell>
          <table:table-cell table:style-name="ce85"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19">
          <table:table-cell office:value-type="string" calcext:value-type="string">
            <text:p>OK</text:p>
          </table:table-cell>
          <table:table-cell table:style-name="ce67" office:value-type="string" calcext:value-type="string">
            <text:p><text:span text:style-name="T46">ip flow-export version 9</text:span></text:p>
            <text:p><text:span text:style-name="T47">ip flow-export destination &lt;ip address&gt; &lt;port&gt;</text:span></text:p>
            <text:p><text:span text:style-name="T47">interface &lt;interface name&gt; &lt;interface id&gt;</text:span></text:p>
            <text:p><text:span text:style-name="T47"> ip flow ingress</text:span></text:p>
            <text:p><text:span text:style-name="T47"> ip flow egress</text:span></text:p>
          </table:table-cell>
          <table:table-cell table:style-name="ce37" office:value-type="string" calcext:value-type="string">
            <text:p>Network performance monitoring and collecting traffic due to legal reasons <text:s/>/ Monitorovanie výkonnosti siete a zber sieťového prenosu kvôli legislatívnym potrebám</text:p>
          </table:table-cell>
          <table:table-cell table:style-name="ce167"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62" office:value-type="string" calcext:value-type="string">
            <text:p>Control</text:p>
          </table:table-cell>
          <table:table-cell table:style-name="ce62" office:value-type="string" calcext:value-type="string">
            <text:p>ALL</text:p>
          </table:table-cell>
          <table:table-cell table:style-name="ce62" office:value-type="string" calcext:value-type="string">
            <text:p>NOTICE</text:p>
          </table:table-cell>
          <table:table-cell table:number-columns-repeated="2" table:style-name="ce62"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9">
          <table:table-cell office:value-type="string" calcext:value-type="string">
            <text:p>OK</text:p>
          </table:table-cell>
          <table:table-cell table:style-name="ce68" office:value-type="string" calcext:value-type="string">
            <text:p><text:span text:style-name="T48">monitor session &lt;session id&gt; source </text:span><text:span text:style-name="T49">&lt;interface name&gt; &lt;interface id&gt; </text:span></text:p>
            <text:p><text:span text:style-name="T50">monitor session &lt;session id&gt;</text:span><text:span text:style-name="T51"> destination </text:span><text:span text:style-name="T52">&lt;interface name&gt; &lt;interface id&gt;</text:span></text:p>
          </table:table-cell>
          <table:table-cell table:style-name="ce37" office:value-type="string" calcext:value-type="string">
            <text:p>Network performance monitoring and collecting traffic due to legal reasons <text:s/>/ Monitorovanie výkonnosti siete a zber sieťového prenosu kvôli legislatívnym potrebám</text:p>
          </table:table-cell>
          <table:table-cell table:style-name="ce167"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62" office:value-type="string" calcext:value-type="string">
            <text:p>Control</text:p>
          </table:table-cell>
          <table:table-cell table:style-name="ce62" office:value-type="string" calcext:value-type="string">
            <text:p>ALL</text:p>
          </table:table-cell>
          <table:table-cell table:style-name="ce62" office:value-type="string" calcext:value-type="string">
            <text:p>NOTICE</text:p>
          </table:table-cell>
          <table:table-cell table:number-columns-repeated="2" table:style-name="ce62"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4">
          <table:table-cell office:value-type="string" calcext:value-type="string">
            <text:p>OK</text:p>
          </table:table-cell>
          <table:table-cell table:style-name="ce62" office:value-type="string" calcext:value-type="string">
            <text:p>ip access-list standard &lt;acl name&gt;</text:p>
            <text:p> remark BLOCK_ADDRESSES RFC 1918</text:p>
            <text:p><text:span text:style-name="T1"> deny &lt;ip address&gt; &lt;wildcard mask&gt;</text:span> log-input</text:p>
            <text:p/>
            <text:p><text:span text:style-name="T13">interface &lt;interface name&gt; &lt;interface id&gt;</text:span></text:p>
            <text:p><text:span text:style-name="T13"> ip access-group &lt;acl name&gt; in</text:span></text:p>
          </table:table-cell>
          <table:table-cell table:style-name="ce37"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167" office:value-type="string" calcext:value-type="string">
            <text:p>IP spoofing</text:p>
          </table:table-cell>
          <table:table-cell table:style-name="ce62" office:value-type="string" calcext:value-type="string">
            <text:p>Control</text:p>
          </table:table-cell>
          <table:table-cell table:style-name="ce37" office:value-type="string" calcext:value-type="string">
            <text:p>IP</text:p>
          </table:table-cell>
          <table:table-cell table:style-name="ce37" office:value-type="string" calcext:value-type="string">
            <text:p>CRITICAL</text:p>
          </table:table-cell>
          <table:table-cell table:style-name="ce37" office:value-type="string" calcext:value-type="string">
            <text:p>R, L3SW</text:p>
          </table:table-cell>
          <table:table-cell table:style-name="ce37" office:value-type="string" calcext:value-type="string">
            <text:p>CORE/EDGE, COLLAPSED COREDIST, COLLAPSED ALL</text:p>
          </table:table-cell>
          <table:table-cell table:style-name="ce85"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6">
          <table:table-cell office:value-type="string" calcext:value-type="string">
            <text:p>OK</text:p>
          </table:table-cell>
          <table:table-cell table:style-name="ce62" office:value-type="string" calcext:value-type="string">
            <text:p/>
            <text:p><text:span text:style-name="T1">ipv6 access-list &lt;acl name&gt;</text:span></text:p>
            <text:p><text:span text:style-name="T1"> remark BLOCK_ADDRESSES RFC 5156</text:span></text:p>
            <text:p><text:span text:style-name="T1">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37" office:value-type="string" calcext:value-type="string">
            <text:p><text:span text:style-name="T75">ACL to forbid and log IPv6 special addresses from RFC 6890, RFC 8190, RFC 5156 / </text:span><text:span text:style-name="T76">Špecifikácia</text:span><text:span text:style-name="T77"> ACL </text:span><text:span text:style-name="T76">na</text:span><text:span text:style-name="T77"> </text:span><text:span text:style-name="T76">zakázanie</text:span><text:span text:style-name="T77"> a logovanie </text:span><text:span text:style-name="T76">špeciálnych</text:span><text:span text:style-name="T77"> IPv6 </text:span><text:span text:style-name="T76">adries</text:span><text:span text:style-name="T77"> z RFC 6890, RFC 8190, </text:span>RFC 5156</text:p>
          </table:table-cell>
          <table:table-cell table:style-name="ce167" office:value-type="string" calcext:value-type="string">
            <text:p>IP spoofing</text:p>
          </table:table-cell>
          <table:table-cell table:style-name="ce62" office:value-type="string" calcext:value-type="string">
            <text:p>Control</text:p>
          </table:table-cell>
          <table:table-cell table:style-name="ce37" office:value-type="string" calcext:value-type="string">
            <text:p>IPv6</text:p>
          </table:table-cell>
          <table:table-cell table:style-name="ce37" office:value-type="string" calcext:value-type="string">
            <text:p>CRITICAL</text:p>
          </table:table-cell>
          <table:table-cell table:style-name="ce37" office:value-type="string" calcext:value-type="string">
            <text:p>R, L3SW</text:p>
          </table:table-cell>
          <table:table-cell table:style-name="ce37" office:value-type="string" calcext:value-type="string">
            <text:p>CORE/EDGE, COLLAPSED COREDIST, COLLAPSED ALL</text:p>
          </table:table-cell>
          <table:table-cell table:style-name="ce85"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6">
          <table:table-cell office:value-type="string" calcext:value-type="string">
            <text:p>OK</text:p>
          </table:table-cell>
          <table:table-cell table:style-name="ce69"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91" office:value-type="string" calcext:value-type="string">
            <text:p>Rogue root bridge protection (root guard)</text:p>
          </table:table-cell>
          <table:table-cell table:style-name="ce162" office:value-type="string" calcext:value-type="string">
            <text:p>Rogue root bridge </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office:value-type="string" calcext:value-type="string">
            <text:p>OK</text:p>
          </table:table-cell>
          <table:table-cell table:style-name="ce70"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91" office:value-type="string" calcext:value-type="string">
            <text:p>BPDU protection (BPDU guard)</text:p>
          </table:table-cell>
          <table:table-cell table:style-name="ce173" office:value-type="string" calcext:value-type="string">
            <text:p>Connecting switch to edge port / Pripojenie prepínaču na koncový prístupový port</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4">
          <table:table-cell office:value-type="string" calcext:value-type="string">
            <text:p>OK</text:p>
          </table:table-cell>
          <table:table-cell table:style-name="ce71"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91" office:value-type="string" calcext:value-type="string">
            <text:p>Access ports should not participate in STP process / Prístupové porty by sa nemali podieľať na STP procese</text:p>
          </table:table-cell>
          <table:table-cell table:style-name="ce162" office:value-type="string" calcext:value-type="string">
            <text:p>Speed of convergence / Rýchlosť konvergencie</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6">
          <table:table-cell office:value-type="string" calcext:value-type="string">
            <text:p>OK</text:p>
          </table:table-cell>
          <table:table-cell table:style-name="ce72" office:value-type="string" calcext:value-type="string">
            <text:p>spanning-tree loopguard default</text:p>
            <text:p/>
            <text:p>or </text:p>
            <text:p/>
            <text:p><text:span text:style-name="T53">interface &lt;interface name&gt; &lt;interface id&gt;</text:span></text:p>
            <text:p><text:span text:style-name="T53"> spanning-tree guard loop</text:span></text:p>
          </table:table-cell>
          <table:table-cell table:style-name="ce91"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62" office:value-type="string" calcext:value-type="string">
            <text:p>Unidirectional communication between switches can lead to loop topology / Jednosmerná komunikácia medzi prepínačmi môže viesť k topológii so slučkami</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16">
          <table:table-cell office:value-type="string" calcext:value-type="string">
            <text:p>OK</text:p>
          </table:table-cell>
          <table:table-cell table:style-name="ce70" office:value-type="string" calcext:value-type="string">
            <text:p>vlan &lt;id&gt;</text:p>
            <text:p> name &lt;name&gt;</text:p>
          </table:table-cell>
          <table:table-cell table:style-name="ce91" office:value-type="string" calcext:value-type="string">
            <text:p>Add name for each VLAN / Pridanie mena k VLAN</text:p>
          </table:table-cell>
          <table:table-cell table:style-name="ce162" office:value-type="string" calcext:value-type="string">
            <text:p>Unable to identify purpose of VLAN / Nemožnosť identifikácie účelu VLAN</text:p>
          </table:table-cell>
          <table:table-cell table:style-name="ce91" office:value-type="string" calcext:value-type="string">
            <text:p>Control</text:p>
          </table:table-cell>
          <table:table-cell table:style-name="ce62" office:value-type="string" calcext:value-type="string">
            <text:p>NONE</text:p>
          </table:table-cell>
          <table:table-cell table:style-name="ce62" office:value-type="string" calcext:value-type="string">
            <text:p>LOW</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1"/>
          <table:table-cell table:number-columns-repeated="1014"/>
        </table:table-row>
        <table:table-row table:style-name="ro6">
          <table:table-cell office:value-type="string" calcext:value-type="string">
            <text:p>OK</text:p>
          </table:table-cell>
          <table:table-cell table:style-name="ce71" office:value-type="string" calcext:value-type="string">
            <text:p>vlan &lt;id&gt;  </text:p>
            <text:p>name MANAGEMENT_VLAN</text:p>
          </table:table-cell>
          <table:table-cell table:style-name="ce91" office:value-type="string" calcext:value-type="string">
            <text:p>Create management VLAN / Vytvorenie separátnej VLAN pre manažment</text:p>
          </table:table-cell>
          <table:table-cell table:style-name="ce162" office:value-type="string" calcext:value-type="string">
            <text:p>Separate VLAN for management to restrict access for administrators / Špeciálna VLAN pre manažment na obmedzenie prístupu iba pre administrátorov</text:p>
          </table:table-cell>
          <table:table-cell table:style-name="ce91" office:value-type="string" calcext:value-type="string">
            <text:p>Control</text:p>
          </table:table-cell>
          <table:table-cell table:style-name="ce62" office:value-type="string" calcext:value-type="string">
            <text:p>NONE</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1"/>
          <table:table-cell table:number-columns-repeated="1014"/>
        </table:table-row>
        <table:table-row table:style-name="ro26">
          <table:table-cell office:value-type="string" calcext:value-type="string">
            <text:p>OK</text:p>
          </table:table-cell>
          <table:table-cell table:style-name="ce71" office:value-type="string" calcext:value-type="string">
            <text:p>vlan &lt;id&gt;  </text:p>
            <text:p>name BLACKHOLE_VLAN</text:p>
          </table:table-cell>
          <table:table-cell table:style-name="ce91" office:value-type="string" calcext:value-type="string">
            <text:p>Create special black hole VLAN for unused ports / Vytvorenie špeciálnej black hole VLAN pre nevyužité porty</text:p>
          </table:table-cell>
          <table:table-cell table:style-name="ce162"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91"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69"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91" office:value-type="string" calcext:value-type="string">
            <text:p>Unassign all ports from default VLAN / Odobrať všetky porty z predvolenej VLAN</text:p>
          </table:table-cell>
          <table:table-cell table:style-name="ce162" office:value-type="string" calcext:value-type="string">
            <text:p>Default VLAN is allowed to be switches to every port, VLAN hopping, double tagging / Predvolenej VLAN je povolené prepnuté na akýkoľvek port, VLAN hopping, double tagging</text:p>
          </table:table-cell>
          <table:table-cell table:style-name="ce91"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text:span text:style-name="T54">vlan &lt;id&gt;  </text:span></text:p>
            <text:p><text:span text:style-name="T54">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91" office:value-type="string" calcext:value-type="string">
            <text:p>Create native VLAN other than default, assign it to trunk and allow only necessary VLANs / Vytvorenie natívnej VLAN rozdielnej ako predvolená, priradenie k trunk portu a povolenie iba potrebných portov</text:p>
          </table:table-cell>
          <table:table-cell table:style-name="ce162" office:value-type="string" calcext:value-type="string">
            <text:p>Default VLAN is allowed to be switches to every port, VLAN hopping, double tagging / Predvolenej VLAN je povolené byť prepnutá na akýkoľvek port, VLAN hopping, double tagging</text:p>
          </table:table-cell>
          <table:table-cell table:style-name="ce91"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91" office:value-type="string" calcext:value-type="string">
            <text:p>Turn of dynamic trunking protocol and explicitly set access and trunk ports / Vypnutie dynamického trunkovacieho protokolu a explicitne určiť porty ako prístupové a trunk</text:p>
          </table:table-cell>
          <table:table-cell table:style-name="ce173" office:value-type="string" calcext:value-type="string">
            <text:p>DTP attack, Switch spoofing attack / DTP útok, Switch spoofing útok</text:p>
          </table:table-cell>
          <table:table-cell table:style-name="ce91" office:value-type="string" calcext:value-type="string">
            <text:p>Control</text:p>
          </table:table-cell>
          <table:table-cell table:style-name="ce91" office:value-type="string" calcext:value-type="string">
            <text:p>D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
            <text:p><text:span text:style-name="T13">interface &lt;interface name&gt; &lt;interface id&gt;</text:span></text:p>
            <text:p><text:span text:style-name="T55"> </text:span><text:span text:style-name="T56">switchport port-security maximum 1</text:span></text:p>
            <text:p><text:span text:style-name="T57"> switchport port-security mac-address sticky</text:span></text:p>
            <text:p><text:span text:style-name="T57"> or</text:span></text:p>
            <text:p><text:span text:style-name="T57"> switchport port-security mac-address static &lt;mac address&gt;</text:span></text:p>
            <text:p><text:span text:style-name="T57"> switchport port-security</text:span></text:p>
          </table:table-cell>
          <table:table-cell table:style-name="ce91" office:value-type="string" calcext:value-type="string">
            <text:p>Define maximum 1 MAC address to port, assign MAC address to port / Definovanie maximálne 1 MAC adresy na port, priradenie MAC adresy na port</text:p>
          </table:table-cell>
          <table:table-cell table:style-name="ce162" office:value-type="string" calcext:value-type="string">
            <text:p>MAC Spoofing, MAC Flooding </text:p>
          </table:table-cell>
          <table:table-cell table:style-name="ce91" office:value-type="string" calcext:value-type="string">
            <text:p>Control</text:p>
          </table:table-cell>
          <table:table-cell table:style-name="ce62" office:value-type="string" calcext:value-type="string">
            <text:p>LLC</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1"/>
          <table:table-cell table:number-columns-repeated="1014"/>
        </table:table-row>
        <table:table-row table:style-name="ro20">
          <table:table-cell office:value-type="string" calcext:value-type="string">
            <text:p>OK</text:p>
          </table:table-cell>
          <table:table-cell table:style-name="ce69" office:value-type="string" calcext:value-type="string">
            <text:p><text:span text:style-name="T35">interface &lt;interface name&gt; &lt;interface id&gt;</text:span></text:p>
            <text:p><text:span text:style-name="T55"> </text:span><text:span text:style-name="T56">switchport port-security violation mode shutdown</text:span></text:p>
            <text:p><text:span text:style-name="T55"> </text:span><text:span text:style-name="T56">switchport port-security violation mode restrict</text:span></text:p>
            <text:p><text:span text:style-name="T58"> no</text:span><text:span text:style-name="T59"> </text:span><text:span text:style-name="T60">switchport port-security violation mode protect</text:span></text:p>
          </table:table-cell>
          <table:table-cell table:style-name="ce91"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62" office:value-type="string" calcext:value-type="string">
            <text:p>MAC Spoofing, MAC Flooding </text:p>
          </table:table-cell>
          <table:table-cell table:style-name="ce91" office:value-type="string" calcext:value-type="string">
            <text:p>Control</text:p>
          </table:table-cell>
          <table:table-cell table:style-name="ce62" office:value-type="string" calcext:value-type="string">
            <text:p>LLC</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1"/>
          <table:table-cell table:number-columns-repeated="1014"/>
        </table:table-row>
        <table:table-row table:style-name="ro13">
          <table:table-cell office:value-type="string" calcext:value-type="string">
            <text:p>OK</text:p>
          </table:table-cell>
          <table:table-cell table:style-name="ce71" office:value-type="string" calcext:value-type="string">
            <text:p>vtp mode transparent</text:p>
            <text:p/>
            <text:p>or</text:p>
            <text:p/>
            <text:p>vtp off</text:p>
          </table:table-cell>
          <table:table-cell table:style-name="ce136" office:value-type="string" calcext:value-type="string">
            <text:p><text:span text:style-name="T11">Disable MVRP. MRP, GARP, VTP, GVRP after successful VLAN propagation / Vypnutie MVRP. MRP, GARP, VTP, GVRP</text:span> po úspešnej propagácií VLAN</text:p>
          </table:table-cell>
          <table:table-cell table:style-name="ce162"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ých VTP útokov kvôli zraniteľnostiam </text:p>
          </table:table-cell>
          <table:table-cell table:style-name="ce62" office:value-type="string" calcext:value-type="string">
            <text:p>Control</text:p>
          </table:table-cell>
          <table:table-cell table:style-name="ce62" office:value-type="string" calcext:value-type="string">
            <text:p>VTP</text:p>
            <text:p>MVRP</text:p>
            <text:p>MRP</text:p>
            <text:p>GAR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20">
          <table:table-cell office:value-type="string" calcext:value-type="string">
            <text:p>OK</text:p>
          </table:table-cell>
          <table:table-cell office:value-type="string" calcext:value-type="string">
            <text:p>vtp version 3</text:p>
            <text:p>vtp password &lt;password&gt; hidden</text:p>
            <text:p>vtp prunning</text:p>
          </table:table-cell>
          <table:table-cell table:style-name="ce62" office:value-type="string" calcext:value-type="string">
            <text:p>Use VTP v3 with set password and enable VTP prunning when VTP must be enabled / Uprednostniť VTP verzie 3, špecifikovať skryté heslo a zapnúť VTP prunning pokiaľ musí byť VTP zapnuté</text:p>
          </table:table-cell>
          <table:table-cell table:style-name="ce162" office:value-type="string" calcext:value-type="string">
            <text:p>VTP must be used / VTP musí byť používané</text:p>
          </table:table-cell>
          <table:table-cell table:style-name="ce62" office:value-type="string" calcext:value-type="string">
            <text:p>Control</text:p>
          </table:table-cell>
          <table:table-cell table:style-name="ce62" office:value-type="string" calcext:value-type="string">
            <text:p>VTP</text:p>
            <text:p>MVRP</text:p>
            <text:p>MRP</text:p>
            <text:p>GAR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20">
          <table:table-cell office:value-type="string" calcext:value-type="string">
            <text:p>OK</text:p>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91" office:value-type="string" calcext:value-type="string">
            <text:p>Send notification message when link reaches load threshold / Poslanie notifikácie pri prekročení prahovej hodnoty zaťaženia linky</text:p>
          </table:table-cell>
          <table:table-cell table:style-name="ce162" office:value-type="string" calcext:value-type="string">
            <text:p>High load of link / Vysoké zaťaženie linky</text:p>
          </table:table-cell>
          <table:table-cell table:style-name="ce62" office:value-type="string" calcext:value-type="string">
            <text:p>Control</text:p>
          </table:table-cell>
          <table:table-cell table:style-name="ce62" office:value-type="string" calcext:value-type="string">
            <text:p>NONE</text:p>
          </table:table-cell>
          <table:table-cell table:style-name="ce62" office:value-type="string" calcext:value-type="string">
            <text:p>MEDIUM</text:p>
          </table:table-cell>
          <table:table-cell table:number-columns-repeated="2" table:style-name="ce62" office:value-type="string" calcext:value-type="string">
            <text:p>ALL</text:p>
          </table:table-cell>
          <table:table-cell table:style-name="ce62"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31">
          <table:table-cell office:value-type="string" calcext:value-type="string">
            <text:p>OK</text:p>
          </table:table-cell>
          <table:table-cell table:style-name="ce63" office:value-type="string" calcext:value-type="string">
            <text:p><text:span text:style-name="T1">dot1x system-auth-control</text:span></text:p>
            <text:p><text:span text:style-name="T1">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5">  no dot1x </text:span><text:span text:style-name="T61">port-control force-authorized</text:span></text:p>
            <text:p/>
            <text:p><text:span text:style-name="T43">  or</text:span></text:p>
            <text:p><text:span text:style-name="T13">  </text:span></text:p>
            <text:p><text:span text:style-name="T55">  no access-session </text:span><text:span text:style-name="T61">port-control force-authorized</text:span></text:p>
            <text:p/>
            <text:p><text:span text:style-name="T43">  or</text:span></text:p>
            <text:p/>
            <text:p><text:span text:style-name="T62">  no authentication</text:span><text:span text:style-name="T59"> </text:span><text:span text:style-name="T63">port-control force-authorized</text:span></text:p>
            <text:p/>
          </table:table-cell>
          <table:table-cell table:style-name="ce91" office:value-type="string" calcext:value-type="string">
            <text:p>Enable 802.1x <text:s/>/ Zapnutie 802.1x </text:p>
          </table:table-cell>
          <table:table-cell table:style-name="ce173" office:value-type="string" calcext:value-type="string">
            <text:p>Unauthorized users use network / Využívanie siete nepovolenými používateľmi</text:p>
          </table:table-cell>
          <table:table-cell table:style-name="ce62" office:value-type="string" calcext:value-type="string">
            <text:p>Control</text:p>
          </table:table-cell>
          <table:table-cell table:style-name="ce62" office:value-type="string" calcext:value-type="string">
            <text:p>EAP</text:p>
            <text:p>PEAP</text:p>
            <text:p>EAPOL</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62" office:value-type="string" calcext:value-type="string">
            <text:p>Enabled AAA and defined Radius server / Zapnuté AAA a definovaný Radius server</text:p>
          </table:table-cell>
          <table:table-cell table:style-name="ce62" table:number-columns-repeated="2"/>
          <table:table-cell table:number-columns-repeated="1011"/>
        </table:table-row>
        <table:table-row table:style-name="ro22">
          <table:table-cell office:value-type="string" calcext:value-type="string">
            <text:p>OK</text:p>
          </table:table-cell>
          <table:table-cell table:style-name="ce73" office:value-type="string" calcext:value-type="string">
            <text:p>dot1x auth-fail max-attempts &lt;number&gt;</text:p>
          </table:table-cell>
          <table:table-cell table:style-name="ce91" office:value-type="string" calcext:value-type="string">
            <text:p>Limit maximal failed 802.1x authentication attempts / Limitovanie maximálneho počtu neúspešných pokusov o autentizáciu 802.1x</text:p>
          </table:table-cell>
          <table:table-cell table:style-name="ce173" office:value-type="string" calcext:value-type="string">
            <text:p>Brute force guessing credentials for 802.1x / Útok hrubou silou hádaním prístupových údajov pre 802.1x </text:p>
          </table:table-cell>
          <table:table-cell table:style-name="ce62" office:value-type="string" calcext:value-type="string">
            <text:p>Control</text:p>
          </table:table-cell>
          <table:table-cell table:style-name="ce62" office:value-type="string" calcext:value-type="string">
            <text:p>EAP</text:p>
            <text:p>PEAP</text:p>
            <text:p>EAPOL</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32">
          <table:table-cell office:value-type="string" calcext:value-type="string">
            <text:p>OK</text:p>
          </table:table-cell>
          <table:table-cell table:style-name="ce74" office:value-type="string" calcext:value-type="string">
            <text:p><text:span text:style-name="T1">ipv6 nd inspection policy &lt;policy name&gt;</text:span></text:p>
            <text:p><text:span text:style-name="T1"> drop unsecure</text:span></text:p>
            <text:p><text:span text:style-name="T1"> device-role monitor</text:span></text:p>
            <text:p><text:span text:style-name="T1"> tracking disable stale-lifetime infinite</text:span></text:p>
            <text:p><text:span text:style-name="T1"> trusted-port</text:span></text:p>
            <text:p><text:span text:style-name="T13">interface &lt;interface name&gt; &lt;interface id&gt;</text:span></text:p>
            <text:p><text:span text:style-name="T13"> ipv6 nd inspection attach-policy  &lt;policy name&gt;</text:span></text:p>
          </table:table-cell>
          <table:table-cell table:style-name="ce91" office:value-type="string" calcext:value-type="string">
            <text:p>IPv6 ND Inspection</text:p>
          </table:table-cell>
          <table:table-cell table:style-name="ce173" office:value-type="string" calcext:value-type="string">
            <text:p>IPv6 ND Spoofing</text:p>
          </table:table-cell>
          <table:table-cell table:style-name="ce62" office:value-type="string" calcext:value-type="string">
            <text:p>Control</text:p>
          </table:table-cell>
          <table:table-cell table:style-name="ce62" office:value-type="string" calcext:value-type="string">
            <text:p>IPv6</text:p>
            <text:p>ND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62" office:value-type="string" calcext:value-type="string">
            <text:p>IPv6 support</text:p>
            <text:p>IPv6 enabled</text:p>
          </table:table-cell>
          <table:table-cell table:style-name="ce62" table:number-columns-repeated="2"/>
          <table:table-cell table:style-name="ce62"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25">
          <table:table-cell office:value-type="string" calcext:value-type="string">
            <text:p>OK</text:p>
          </table:table-cell>
          <table:table-cell table:style-name="ce75" office:value-type="string" calcext:value-type="string">
            <text:p><text:span text:style-name="T64">ipv6 nd raguard policy &lt;polic name&gt;</text:span></text:p>
            <text:p><text:span text:style-name="T64"> device-role host|router</text:span></text:p>
            <text:p><text:span text:style-name="T64"> hop-limit maximu &lt;number&gt;</text:span></text:p>
            <text:p><text:span text:style-name="T64"> managed-config-flag on|off</text:span></text:p>
            <text:p><text:span text:style-name="T65"> other-config-flag on|off</text:span></text:p>
            <text:p><text:span text:style-name="T65"> match ipv6 access-list &lt;acl name&gt;</text:span></text:p>
            <text:p><text:span text:style-name="T65"> match ra prefix-list &lt;prefix list name&gt;</text:span></text:p>
            <text:p><text:span text:style-name="T65"> trusted-port</text:span></text:p>
            <text:p><text:span text:style-name="T13">interface &lt;interface name&gt; &lt;interface id&gt;</text:span></text:p>
            <text:p><text:span text:style-name="T66"> </text:span><text:span text:style-name="T67">ipv6 nd raguard attach-policy &lt;policy name&gt;</text:span></text:p>
          </table:table-cell>
          <table:table-cell table:style-name="ce91" office:value-type="string" calcext:value-type="string">
            <text:p>RA Guard</text:p>
          </table:table-cell>
          <table:table-cell table:style-name="ce173" office:value-type="string" calcext:value-type="string">
            <text:p>Rogue RA</text:p>
            <text:p>RA Flood</text:p>
            <text:p><text:span text:style-name="T1">Route Information Option injection</text:span></text:p>
            <text:p><text:span text:style-name="T1">RA RouterLifeTime=0</text:span></text:p>
            <text:p/>
          </table:table-cell>
          <table:table-cell table:style-name="ce62" office:value-type="string" calcext:value-type="string">
            <text:p>Control</text:p>
          </table:table-cell>
          <table:table-cell table:style-name="ce62" office:value-type="string" calcext:value-type="string">
            <text:p>IPv6</text:p>
            <text:p>ND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62" table:number-columns-repeated="3"/>
          <table:table-cell table:style-name="ce62"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22">
          <table:table-cell office:value-type="string" calcext:value-type="string">
            <text:p>OK</text:p>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62" office:value-type="string" calcext:value-type="string">
            <text:p>DHCP snooping, IPv6 Snooping, DHCPv6 Guard</text:p>
          </table:table-cell>
          <table:table-cell table:style-name="ce162"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0">
          <table:table-cell office:value-type="string" calcext:value-type="string">
            <text:p>OK</text:p>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62" office:value-type="string" calcext:value-type="string">
            <text:p>DHCP snooping, IPv6 Snooping, DHCPv6 Guard</text:p>
          </table:table-cell>
          <table:table-cell table:style-name="ce162"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1014"/>
        </table:table-row>
        <table:table-row table:style-name="ro25">
          <table:table-cell office:value-type="string" calcext:value-type="string">
            <text:p>OK</text:p>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62" office:value-type="string" calcext:value-type="string">
            <text:p>DHCP snooping, IPv6 Snooping, DHCPv6 Guard</text:p>
          </table:table-cell>
          <table:table-cell table:style-name="ce162"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0">
          <table:table-cell/>
          <table:table-cell table:style-name="ce76" office:value-type="string" calcext:value-type="string">
            <text:p>ip dhcp snooping limit rate 100 </text:p>
          </table:table-cell>
          <table:table-cell office:value-type="string" calcext:value-type="string">
            <text:p><text:span text:style-name="T2">Limit DHCP packet </text:span><text:span text:style-name="T3"> on untrusted interfaces /</text:span> Obmedziť počet DHCP paketov na nedôveryhodných rozhraniach</text:p>
          </table:table-cell>
          <table:table-cell office:value-type="string" calcext:value-type="string">
            <text:p>Too many DHCP packets, DHCP Flood / Príliš veľa DHCP paketov, zaplavenie DHCP paketmi</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6"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62" office:value-type="string" calcext:value-type="string">
            <text:p>DHCP Snooping</text:p>
          </table:table-cell>
          <table:table-cell table:style-name="ce62" table:number-columns-repeated="2"/>
          <table:table-cell table:number-columns-repeated="1011"/>
        </table:table-row>
        <table:table-row table:style-name="ro26">
          <table:table-cell office:value-type="string" calcext:value-type="string">
            <text:p>OK</text:p>
          </table:table-cell>
          <table:table-cell table:style-name="ce77" office:value-type="string" calcext:value-type="string">
            <text:p><text:span text:style-name="T68">ip arp inspection vlan &lt;vlan id&gt; </text:span></text:p>
            <text:p><text:span text:style-name="T69">ip arp inspection validate src-mac dst-mac ip</text:span></text:p>
            <text:p/>
            <text:p><text:span text:style-name="T69">on uplink</text:span></text:p>
            <text:p/>
            <text:p><text:span text:style-name="T11">ip arp inspection trust</text:span></text:p>
            <text:p/>
            <text:p/>
            <text:p/>
          </table:table-cell>
          <table:table-cell table:style-name="ce37" office:value-type="string" calcext:value-type="string">
            <text:p>Dynamic ARP Inspection</text:p>
          </table:table-cell>
          <table:table-cell table:style-name="ce162" office:value-type="string" calcext:value-type="string">
            <text:p>ARP Spoofing</text:p>
          </table:table-cell>
          <table:table-cell table:style-name="ce62" office:value-type="string" calcext:value-type="string">
            <text:p>Control</text:p>
          </table:table-cell>
          <table:table-cell table:style-name="ce62" office:value-type="string" calcext:value-type="string">
            <text:p>LLC</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CCNA SECURITY STUDY GUIDE</text:p>
          </table:table-cell>
          <table:table-cell table:style-name="ce62" office:value-type="string" calcext:value-type="string">
            <text:p>DHCP Snooping</text:p>
          </table:table-cell>
          <table:table-cell table:style-name="ce62" table:number-columns-repeated="2"/>
          <table:table-cell table:number-columns-repeated="1011"/>
        </table:table-row>
        <table:table-row table:style-name="ro19">
          <table:table-cell office:value-type="string" calcext:value-type="string">
            <text:p>OK</text:p>
          </table:table-cell>
          <table:table-cell table:style-name="ce77" office:value-type="string" calcext:value-type="string">
            <text:p><text:span text:style-name="T68">ip verify source port-security</text:span></text:p>
            <text:p><text:span text:style-name="T68">ip verify source</text:span></text:p>
            <text:p><text:span text:style-name="T68">ip verify source vlan dhcp-snooping</text:span></text:p>
            <text:p><text:span text:style-name="T68">ip verify source vlan dhcp-snooping port-security</text:span></text:p>
            <text:p/>
            <text:p><text:span text:style-name="T68">ipv6 source-guard policy &lt;policy name&gt;</text:span></text:p>
            <text:p><text:span text:style-name="T68"> permit link-local</text:span></text:p>
            <text:p><text:span text:style-name="T68"> deny global-autoconf</text:span></text:p>
            <text:p><text:span text:style-name="T68"> trusted</text:span></text:p>
            <text:p><text:span text:style-name="T13">interface &lt;interface name&gt; &lt;interface id&gt;</text:span></text:p>
            <text:p><text:span text:style-name="T13"> ipv6 source-guard attach-policy &lt;policy name&gt;</text:span></text:p>
          </table:table-cell>
          <table:table-cell table:style-name="ce37" office:value-type="string" calcext:value-type="string">
            <text:p>IPv4/IPv6 Source Guard</text:p>
          </table:table-cell>
          <table:table-cell table:style-name="ce162" office:value-type="string" calcext:value-type="string">
            <text:p>IP spoofing</text:p>
          </table:table-cell>
          <table:table-cell table:style-name="ce62" office:value-type="string" calcext:value-type="string">
            <text:p>Control</text:p>
          </table:table-cell>
          <table:table-cell table:style-name="ce62" office:value-type="string" calcext:value-type="string">
            <text:p>IPv4</text:p>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62" office:value-type="string" calcext:value-type="string">
            <text:p>DHCP Snooping</text:p>
            <text:p>DHCPv6 Snooping</text:p>
            <text:p>IPv6 Snooping</text:p>
          </table:table-cell>
          <table:table-cell table:style-name="ce62"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19">
          <table:table-cell office:value-type="string" calcext:value-type="string">
            <text:p>OK</text:p>
          </table:table-cell>
          <table:table-cell office:value-type="string" calcext:value-type="string">
            <text:p>ipv6 access-list &lt;acl name&gt;</text:p>
            <text:p> remark deny undetermined next headers</text:p>
            <text:p> deny any any undetermined-transport log-input</text:p>
          </table:table-cell>
          <table:table-cell table:style-name="ce62" office:value-type="string" calcext:value-type="string">
            <text:p>ACL to block unrecognizable extended headers / ACL blokujúce nerozpoznateľné rozšírené hlavičky</text:p>
          </table:table-cell>
          <table:table-cell table:style-name="ce162" office:value-type="string" calcext:value-type="string">
            <text:p>IPv6 Next Header and IPv6 Fragmentation attack / IPv6 Next Header <text:s/>a IPv6 Fragmentation útok</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number-columns-repeated="2" table:style-name="ce62" office:value-type="string" calcext:value-type="string">
            <text:p>ALL</text:p>
          </table:table-cell>
          <table:table-cell table:style-name="ce62"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62" table:number-columns-repeated="3"/>
          <table:table-cell table:style-name="ce62"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26">
          <table:table-cell office:value-type="string" calcext:value-type="string">
            <text:p>OK</text:p>
          </table:table-cell>
          <table:table-cell table:style-name="ce36"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70"> deny </text:span><text:span text:style-name="T71">icmp any any mld-query</text:span></text:p>
          </table:table-cell>
          <table:table-cell table:style-name="ce62" office:value-type="string" calcext:value-type="string">
            <text:p><text:span text:style-name="T1">ACL to block ICMP echo request on multicast all node address and MLD/IGMP</text:span> Query on access ports /  ACL blokujúce ICMP echo request na multicast adresu všetkých uzlov a MLD/IGMP Query na prístupových portoch</text:p>
          </table:table-cell>
          <table:table-cell table:style-name="ce162" office:value-type="string" calcext:value-type="string">
            <text:p><text:span text:style-name="T1">Network map by ping  multicast all node address and MLD/IGMP Query Overload and Smurf attack / Mapovanie siete pomocou pingu na multicast adresu všetkých uzlov a MLD/IGMP</text:span> Query Overload a Smurf útok</text:p>
          </table:table-cell>
          <table:table-cell table:style-name="ce62" office:value-type="string" calcext:value-type="string">
            <text:p>Control</text:p>
          </table:table-cell>
          <table:table-cell table:style-name="ce62" office:value-type="string" calcext:value-type="string">
            <text:p>IPv4</text:p>
            <text:p>IPv6</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33">
          <table:table-cell/>
          <table:table-cell table:style-name="ce36"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62" office:value-type="string" calcext:value-type="string">
            <text:p>RA Throttling</text:p>
          </table:table-cell>
          <table:table-cell table:style-name="ce162" office:value-type="string" calcext:value-type="string">
            <text:p>Mobile devices connected through wireless consumes a lot of energy by frequent RA messages / Mobilné zariadenia pripojené bezdrôtovo spotrebovávajú veľa energie kvôli častým RA správam</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LOW</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1014"/>
        </table:table-row>
        <table:table-row table:style-name="ro29">
          <table:table-cell office:value-type="string" calcext:value-type="string">
            <text:p>OK</text:p>
          </table:table-cell>
          <table:table-cell table:style-name="ce78"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fhrp version vrrp 3</text:span></text:p>
            <text:p><text:span text:style-name="T72">interface &lt;interface name&gt; &lt;interface id&gt;</text:span></text:p>
            <text:p><text:span text:style-name="T72"> vrrp &lt;group id&gt; ip &lt;ip  address&gt;</text:span></text:p>
            <text:p><text:span text:style-name="T72"> vrrp priority &lt;value&gt;</text:span></text:p>
            <text:p><text:span text:style-name="T72">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37" office:value-type="string" calcext:value-type="string">
            <text:p>Enable FHRP with authentication and current version / Povolenie FHRP s autentizáciou a aktuálnou verziou</text:p>
          </table:table-cell>
          <table:table-cell table:style-name="ce162"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34">
          <table:table-cell office:value-type="string" calcext:value-type="string">
            <text:p>OK</text:p>
          </table:table-cell>
          <table:table-cell table:style-name="ce69" office:value-type="string" calcext:value-type="string">
            <text:p><text:span text:style-name="T43">key chain &lt;key chain&gt;</text:span></text:p>
            <text:p><text:span text:style-name="T43"> key &lt;id&gt;</text:span></text:p>
            <text:p><text:span text:style-name="T43">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37" office:value-type="string" calcext:value-type="string">
            <text:p>Enable FHRP with authentication and current version / Povolenie FHRP s autentizáciou a aktuálnou verziou</text:p>
          </table:table-cell>
          <table:table-cell table:style-name="ce162"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13">
          <table:table-cell office:value-type="string" calcext:value-type="string">
            <text:p>OK</text:p>
          </table:table-cell>
          <table:table-cell table:style-name="ce78"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interface &lt;interface name&gt; &lt;interface id&gt;</text:span></text:p>
            <text:p><text:span text:style-name="T72"> glbp &lt;group id&gt; ip &lt;ip  address&gt;</text:span></text:p>
            <text:p><text:span text:style-name="T40"> glbp &lt;group id&gt; </text:span><text:span text:style-name="T73">priority &lt;value&gt;</text:span></text:p>
            <text:p><text:span text:style-name="T13"> glbp &lt;group id&gt; preempt</text:span></text:p>
            <text:p><text:span text:style-name="T40"> glbp &lt;group id&gt; weighting &lt;value&gt; lower &lt;value&gt; upper &lt;value&gt;</text:span><text:span text:style-name="T73"> </text:span></text:p>
            <text:p><text:span text:style-name="T72">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37" office:value-type="string" calcext:value-type="string">
            <text:p>Enable FHRP with authentication and current version / Povolenie FHRP s autentizáciou a aktuálnou verziou</text:p>
          </table:table-cell>
          <table:table-cell table:style-name="ce162"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22">
          <table:table-cell office:value-type="string" calcext:value-type="string">
            <text:p>OK</text:p>
          </table:table-cell>
          <table:table-cell office:value-type="string" calcext:value-type="string">
            <text:p>ipv6 neighbor &lt;ipv6 address&gt; vlan &lt;vlan id&gt; &lt;mac address&gt;</text:p>
          </table:table-cell>
          <table:table-cell table:style-name="ce138" office:value-type="string" calcext:value-type="string">
            <text:p><text:span text:style-name="T78">Static records for critical devices (servers) sticking together IP and MAC address and VLAN / </text:span><text:span text:style-name="T79">Statický</text:span><text:span text:style-name="T80"> </text:span><text:span text:style-name="T79">záznam</text:span><text:span text:style-name="T80"> </text:span><text:span text:style-name="T79">pre</text:span><text:span text:style-name="T80"> kritické </text:span><text:span text:style-name="T79">zariadenia</text:span><text:span text:style-name="T80"> (servery) </text:span><text:span text:style-name="T79">spájajúce</text:span><text:span text:style-name="T80"> IP a MAC </text:span><text:span text:style-name="T79">adresu</text:span><text:span text:style-name="T80"> a VLAN</text:span></text:p>
            <text:p/>
          </table:table-cell>
          <table:table-cell table:style-name="ce162"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8">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38"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ľujeme iba komunikáciu s cieľovými IPv6 adresami, ktoré sa nachádzajú v našej sieti</text:p>
          </table:table-cell>
          <table:table-cell table:style-name="ce162"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4">
          <table:table-cell/>
          <table:table-cell table:style-name="ce79"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37" office:value-type="string" calcext:value-type="string">
            <text:p><text:span text:style-name="T1">IP destination Guard (First Hop Security)</text:span></text:p>
            <text:p/>
            <text:p/>
            <text:p/>
          </table:table-cell>
          <table:table-cell table:style-name="ce162"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22">
          <table:table-cell/>
          <table:table-cell office:value-type="string" calcext:value-type="string">
            <text:p><text:span text:style-name="T13">interface &lt;interface name&gt; &lt;interface id&gt;</text:span></text:p>
            <text:p> ipv6 neighbors max-learning-num &lt;num&gt;</text:p>
          </table:table-cell>
          <table:table-cell table:style-name="ce91" office:value-type="string" calcext:value-type="string">
            <text:p>Limit number of IPv6 addresses in neighbor cache / Limitovanie počtu IPv6 adries v cache susedov</text:p>
          </table:table-cell>
          <table:table-cell table:style-name="ce162"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2">
          <table:table-cell/>
          <table:table-cell table:style-name="ce80" office:value-type="string" calcext:value-type="string">
            <text:p>ipv6 nd cache expire &lt;time in seconds&gt;</text:p>
          </table:table-cell>
          <table:table-cell table:style-name="ce91" office:value-type="string" calcext:value-type="string">
            <text:p>Limit time for IPv6 address in neighbor cache / Limitovanie času IPv6 adresy v cache susedov</text:p>
          </table:table-cell>
          <table:table-cell table:style-name="ce162"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8">
          <table:table-cell/>
          <table:table-cell table:style-name="ce81"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91"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Cisco router configuration handbook</text:p>
          </table:table-cell>
          <table:table-cell table:number-columns-repeated="1014"/>
        </table:table-row>
        <table:table-row table:style-name="ro22">
          <table:table-cell/>
          <table:table-cell table:style-name="ce82" office:value-type="string" calcext:value-type="string">
            <text:p>ip ips sdf location &lt;signature location&gt;</text:p>
            <text:p>ip ips fail  open|close</text:p>
            <text:p><text:span text:style-name="T1">ip ips &lt;signature</text:span> name&gt; list &lt;alc name&gt;</text:p>
            <text:p>ip ips &lt;signature name&gt; in|out</text:p>
          </table:table-cell>
          <table:table-cell table:style-name="ce91" office:value-type="string" calcext:value-type="string">
            <text:p>Setup IDS/IPS / Nastavenie IDS/IPS</text:p>
          </table:table-cell>
          <table:table-cell table:style-name="ce173" office:value-type="string" calcext:value-type="string">
            <text:p>Complex security threats and policy violations / Komplexné bezpečnostné hrozby a narušenie bezpečnosti</text:p>
          </table:table-cell>
          <table:table-cell table:style-name="ce62" office:value-type="string" calcext:value-type="string">
            <text:p>Control</text:p>
          </table:table-cell>
          <table:table-cell table:style-name="ce62" office:value-type="string" calcext:value-type="string">
            <text:p>NONE</text:p>
          </table:table-cell>
          <table:table-cell table:style-name="ce62" office:value-type="string" calcext:value-type="string">
            <text:p>HIGH</text:p>
          </table:table-cell>
          <table:table-cell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84"/>
          <table:table-cell table:number-columns-repeated="1022"/>
        </table:table-row>
        <table:table-row table:style-name="ro10" table:number-rows-repeated="3">
          <table:table-cell table:number-columns-repeated="1024"/>
        </table:table-row>
        <table:table-row table:style-name="ro10">
          <table:table-cell/>
          <table:table-cell table:style-name="ce84"/>
          <table:table-cell table:number-columns-repeated="1022"/>
        </table:table-row>
        <table:table-row table:style-name="ro10">
          <table:table-cell table:number-columns-repeated="1024"/>
        </table:table-row>
        <table:table-row table:style-name="ro10">
          <table:table-cell/>
          <table:table-cell table:style-name="ce70"/>
          <table:table-cell table:number-columns-repeated="1022"/>
        </table:table-row>
        <table:table-row table:style-name="ro10">
          <table:table-cell table:number-columns-repeated="1024"/>
        </table:table-row>
        <table:table-row table:style-name="ro10" table:number-rows-repeated="8">
          <table:table-cell/>
          <table:table-cell table:style-name="ce70"/>
          <table:table-cell table:number-columns-repeated="1022"/>
        </table:table-row>
        <table:table-row table:style-name="ro10">
          <table:table-cell/>
          <table:table-cell table:style-name="ce70"/>
          <table:table-cell/>
          <table:table-cell table:style-name="ce178"/>
          <table:table-cell table:number-columns-repeated="1020"/>
        </table:table-row>
        <table:table-row table:style-name="ro10">
          <table:table-cell/>
          <table:table-cell table:style-name="ce70"/>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71"/>
          <table:table-cell table:number-columns-repeated="1022"/>
        </table:table-row>
        <table:table-row table:style-name="ro10">
          <table:table-cell table:number-columns-repeated="1024"/>
        </table:table-row>
        <table:table-row table:style-name="ro10">
          <table:table-cell/>
          <table:table-cell table:style-name="ce70"/>
          <table:table-cell table:number-columns-repeated="1022"/>
        </table:table-row>
        <table:table-row table:style-name="ro10" table:number-rows-repeated="52">
          <table:table-cell table:number-columns-repeated="1024"/>
        </table:table-row>
        <table:table-row table:style-name="ro10">
          <table:table-cell/>
          <table:table-cell table:style-name="ce71"/>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79"/>
          <table:table-cell table:number-columns-repeated="1020"/>
        </table:table-row>
        <table:table-row table:style-name="ro10">
          <table:table-cell/>
          <table:table-cell table:style-name="ce70"/>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30"/>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189"/>
        <table:table-column table:style-name="co6" table:number-columns-repeated="3" table:default-cell-style-name="ce189"/>
        <table:table-column table:style-name="co6" table:number-columns-repeated="3" table:default-cell-style-name="Default"/>
        <table:table-row table:style-name="ro9">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189" office:value-type="string" calcext:value-type="string">
            <text:p> </text:p>
          </table:table-cell>
          <table:table-cell table:number-columns-repeated="2" table:style-name="ce189"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189"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189"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189" office:value-type="string" calcext:value-type="string">
            <text:p> </text:p>
          </table:table-cell>
          <table:table-cell table:number-columns-repeated="2" table:style-name="ce189"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189" office:value-type="string" calcext:value-type="string">
            <text:p> </text:p>
          </table:table-cell>
          <table:table-cell table:number-columns-repeated="2" table:style-name="ce189"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190"/>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189" office:value-type="string" calcext:value-type="string">
            <text:p>✔1</text:p>
          </table:table-cell>
          <table:table-cell table:style-name="ce189" office:value-type="string" calcext:value-type="string">
            <text:p> </text:p>
          </table:table-cell>
          <table:table-cell table:style-name="ce189" office:value-type="string" calcext:value-type="string">
            <text:p>✔</text:p>
          </table:table-cell>
        </table:table-row>
        <table:table-row table:style-name="ro10">
          <table:table-cell table:style-name="ce190"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189" office:value-type="string" calcext:value-type="string">
            <text:p>✔</text:p>
          </table:table-cell>
          <table:table-cell table:style-name="ce189"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9">
          <table:table-cell table:style-name="ce190"/>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9">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195"/>
          <table:table-cell table:style-name="ce202"/>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197"/>
          <table:table-cell table:style-name="ce203"/>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197"/>
          <table:table-cell table:style-name="ce20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197"/>
          <table:table-cell table:style-name="ce203"/>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197"/>
          <table:table-cell table:style-name="ce203"/>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197"/>
          <table:table-cell table:style-name="ce203"/>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199"/>
          <table:table-cell table:style-name="ce204"/>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195"/>
          <table:table-cell table:style-name="ce202"/>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197"/>
          <table:table-cell table:style-name="ce203"/>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197"/>
          <table:table-cell table:style-name="ce203"/>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197"/>
          <table:table-cell table:style-name="ce203"/>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197"/>
          <table:table-cell table:style-name="ce203"/>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197"/>
          <table:table-cell table:style-name="ce203"/>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199"/>
          <table:table-cell table:style-name="ce204"/>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207" office:value-type="string" calcext:value-type="string">
            <text:p>SeverityZávažnosť</text:p>
          </table:table-cell>
          <table:table-cell table:style-name="ce212"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208" office:value-type="string" calcext:value-type="string">
            <text:p>CRITICAL</text:p>
          </table:table-cell>
          <table:table-cell table:style-name="ce213"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209" office:value-type="string" calcext:value-type="string">
            <text:p>HIGH</text:p>
          </table:table-cell>
          <table:table-cell table:style-name="ce214"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209" office:value-type="string" calcext:value-type="string">
            <text:p>LOW</text:p>
          </table:table-cell>
          <table:table-cell table:style-name="ce214"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209" office:value-type="string" calcext:value-type="string">
            <text:p>MEDIUM</text:p>
          </table:table-cell>
          <table:table-cell table:style-name="ce214"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209" office:value-type="string" calcext:value-type="string">
            <text:p>NOTICE</text:p>
          </table:table-cell>
          <table:table-cell table:style-name="ce215"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210" office:value-type="string" calcext:value-type="string">
            <text:p>Total Result</text:p>
          </table:table-cell>
          <table:table-cell table:style-name="ce216"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83" office:value-type="string" calcext:value-type="string">
            <text:p>SeverityZávažnosť</text:p>
          </table:table-cell>
          <table:table-cell table:style-name="ce89"/>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197" office:value-type="string" calcext:value-type="string">
            <text:p>CRITICAL</text:p>
          </table:table-cell>
          <table:table-cell table:style-name="ce203"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197" office:value-type="string" calcext:value-type="string">
            <text:p>HIGH</text:p>
          </table:table-cell>
          <table:table-cell table:style-name="ce203"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197" office:value-type="string" calcext:value-type="string">
            <text:p>MEDIUM</text:p>
          </table:table-cell>
          <table:table-cell table:style-name="ce203"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197" office:value-type="string" calcext:value-type="string">
            <text:p>LOW</text:p>
          </table:table-cell>
          <table:table-cell table:style-name="ce203"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197" office:value-type="string" calcext:value-type="string">
            <text:p>NOTICE</text:p>
          </table:table-cell>
          <table:table-cell table:style-name="ce203"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table table:name="Sheet6" table:style-name="ta1">
        <table:table-column table:style-name="co6" table:default-cell-style-name="Default"/>
        <table:table-row table:style-name="ro10">
          <table:table-cell/>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Roboto" svg:font-family="Roboto"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sk" fo:country="SK"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number:currency-style style:name="N10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0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number:number-style style:name="N121">
      <number:number number:decimal-places="1" loext:min-decimal-places="1" number:min-integer-digits="1"/>
    </number:number-style>
    <number:currency-style style:name="N122P0" style:volatile="true">
      <number:number number:decimal-places="0" loext:min-decimal-places="0" number:min-integer-digits="1" number:grouping="true"/>
      <number:text> </number:text>
      <number:currency-symbol number:language="sk" number:country="SK">Sk</number:currency-symbol>
    </number:currency-style>
    <number:currency-style style:name="N122">
      <number:text>-</number:text>
      <number:number number:decimal-places="0" loext:min-decimal-places="0" number:min-integer-digits="1" number:grouping="true"/>
      <number:text> </number:text>
      <number:currency-symbol number:language="sk" number:country="SK">Sk</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sk" number:country="SK">Sk</number:currency-symbol>
    </number:currency-style>
    <number:currency-style style:name="N123">
      <number:text>-</number:text>
      <number:number number:decimal-places="2" loext:min-decimal-places="2" number:min-integer-digits="1" number:grouping="true"/>
      <number:text> </number:text>
      <number:currency-symbol number:language="sk" number:country="SK">Sk</number:currency-symbol>
      <style:map style:condition="value()&gt;=0" style:apply-style-name="N123P0"/>
    </number:currency-style>
    <number:currency-style style:name="N124P0" style:volatile="true">
      <number:number number:decimal-places="0" loext:min-decimal-places="0" number:min-integer-digits="1" number:grouping="true"/>
      <number:text> </number:text>
      <number:currency-symbol number:language="sk" number:country="SK">Sk</number:currency-symbol>
    </number:currency-style>
    <number:currency-style style:name="N124">
      <style:text-properties fo:color="#ff0000"/>
      <number:text>-</number:text>
      <number:number number:decimal-places="0" loext:min-decimal-places="0" number:min-integer-digits="1" number:grouping="true"/>
      <number:text> </number:text>
      <number:currency-symbol number:language="sk" number:country="SK">Sk</number:currency-symbol>
      <style:map style:condition="value()&gt;=0" style:apply-style-name="N124P0"/>
    </number:currency-style>
    <number:currency-style style:name="N125P0" style:volatile="true">
      <number:number number:decimal-places="2" loext:min-decimal-places="2" number:min-integer-digits="1" number:grouping="true"/>
      <number:text> </number:text>
      <number:currency-symbol number:language="sk" number:country="SK">Sk</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sk" number:country="SK">Sk</number:currency-symbol>
      <style:map style:condition="value()&gt;=0" style:apply-style-name="N125P0"/>
    </number:currency-style>
    <number:currency-style style:name="N126P0" style:volatile="true">
      <number:number number:decimal-places="2" loext:min-decimal-places="0" number:min-integer-digits="1" number:decimal-replacement="--" number:grouping="true"/>
      <number:text> </number:text>
      <number:currency-symbol number:language="sk" number:country="SK">Sk</number:currency-symbol>
    </number:currency-style>
    <number:currency-style style:name="N126">
      <style:text-properties fo:color="#ff0000"/>
      <number:text>-</number:text>
      <number:number number:decimal-places="2" loext:min-decimal-places="0" number:min-integer-digits="1" number:decimal-replacement="--" number:grouping="true"/>
      <number:text> </number:text>
      <number:currency-symbol number:language="sk" number:country="SK">Sk</number:currency-symbol>
      <style:map style:condition="value()&gt;=0" style:apply-style-name="N126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 style:data-style-name="N2" text:time-value="11:11:54.947631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2-15T21:43:58.236023299</dc:date>
    <meta:editing-duration>P11DT5H6M9S</meta:editing-duration>
    <meta:editing-cycles>631</meta:editing-cycles>
    <meta:document-statistic meta:table-count="6" meta:cell-count="337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